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27A68085871.jpg"/>
  <manifest:file-entry manifest:media-type="image/png" manifest:full-path="Pictures/10000200000004B0000002BC5082899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StarSymbol2"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ela1" style:family="table">
      <style:table-properties style:width="14.199cm" fo:margin-left="1.896cm" table:align="left" style:writing-mode="lr-tb"/>
    </style:style>
    <style:style style:name="Tabela1.A" style:family="table-column">
      <style:table-column-properties style:column-width="1.693cm"/>
    </style:style>
    <style:style style:name="Tabela1.B" style:family="table-column">
      <style:table-column-properties style:column-width="7.408cm"/>
    </style:style>
    <style:style style:name="Tabela1.C" style:family="table-column">
      <style:table-column-properties style:column-width="5.098cm"/>
    </style:style>
    <style:style style:name="Tabela1.1" style:family="table-row">
      <style:table-row-properties style:keep-together="true" fo:keep-together="auto"/>
    </style:style>
    <style:style style:name="Tabela1.A1" style:family="table-cell">
      <style:table-cell-properties style:vertical-align="middle"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C1" style:family="table-cell">
      <style:table-cell-properties style:vertical-align="middle" fo:background-color="#ccffcc" fo:padding-left="0.191cm" fo:padding-right="0.191cm" fo:padding-top="0cm" fo:padding-bottom="0cm" fo:border="0.018cm solid #000000" style:writing-mode="lr-tb">
        <style:background-image/>
      </style:table-cell-properties>
    </style:style>
    <style:style style:name="Tabela1.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C2" style:family="table-cell">
      <style:table-cell-properties style:vertical-align="middle" fo:padding-left="0.191cm" fo:padding-right="0.191cm" fo:padding-top="0cm" fo:padding-bottom="0cm" fo:border="0.018cm solid #000000" style:writing-mode="lr-tb"/>
    </style:style>
    <style:style style:name="Tabela2" style:family="table">
      <style:table-properties style:width="15.24cm" fo:margin-left="0.847cm" table:align="left" style:writing-mode="lr-tb"/>
    </style:style>
    <style:style style:name="Tabela2.A" style:family="table-column">
      <style:table-column-properties style:column-width="7.62cm"/>
    </style:style>
    <style:style style:name="Tabela2.1" style:family="table-row">
      <style:table-row-properties style:min-row-height="2.297cm" style:keep-together="true" fo:keep-together="auto"/>
    </style:style>
    <style:style style:name="Tabela2.A1" style:family="table-cell">
      <style:table-cell-properties style:vertical-align="top" fo:padding-left="0.123cm" fo:padding-right="0.123cm" fo:padding-top="0cm" fo:padding-bottom="0cm" fo:border="none" style:writing-mode="lr-tb"/>
    </style:style>
    <style:style style:name="Tabela2.2" style:family="table-row">
      <style:table-row-properties style:min-row-height="1.198cm" style:keep-together="true" fo:keep-together="auto"/>
    </style:style>
    <style:style style:name="Tabela3" style:family="table">
      <style:table-properties style:width="15.279cm" fo:margin-left="0.847cm" table:align="left" style:writing-mode="lr-tb"/>
    </style:style>
    <style:style style:name="Tabela3.A" style:family="table-column">
      <style:table-column-properties style:column-width="7.62cm"/>
    </style:style>
    <style:style style:name="Tabela3.B" style:family="table-column">
      <style:table-column-properties style:column-width="7.659cm"/>
    </style:style>
    <style:style style:name="Tabela3.1" style:family="table-row">
      <style:table-row-properties style:min-row-height="2.297cm" style:keep-together="true" fo:keep-together="auto"/>
    </style:style>
    <style:style style:name="Tabela3.A1" style:family="table-cell">
      <style:table-cell-properties style:vertical-align="top" fo:padding-left="0.123cm" fo:padding-right="0.123cm" fo:padding-top="0cm" fo:padding-bottom="0cm" fo:border="none" style:writing-mode="lr-tb"/>
    </style:style>
    <style:style style:name="Tabela3.2" style:family="table-row">
      <style:table-row-properties style:min-row-height="1.198cm" style:keep-together="true" fo:keep-together="auto"/>
    </style:style>
    <style:style style:name="P1" style:family="paragraph" style:parent-style-name="Footer">
      <style:paragraph-properties>
        <style:tab-stops/>
      </style:paragraph-properties>
    </style:style>
    <style:style style:name="P2" style:family="paragraph" style:parent-style-name="Footer">
      <style:paragraph-properties>
        <style:tab-stops>
          <style:tab-stop style:position="7.408cm"/>
          <style:tab-stop style:position="13.753cm"/>
        </style:tab-stops>
      </style:paragraph-properties>
    </style:style>
    <style:style style:name="P3" style:family="paragraph" style:parent-style-name="Footer">
      <style:paragraph-properties>
        <style:tab-stops>
          <style:tab-stop style:position="7.408cm"/>
          <style:tab-stop style:position="13.97cm"/>
        </style:tab-stops>
      </style:paragraph-properties>
    </style:style>
    <style:style style:name="P4" style:family="paragraph" style:parent-style-name="Footer">
      <style:paragraph-properties>
        <style:tab-stops/>
      </style:paragraph-properties>
      <style:text-properties fo:font-size="8pt" style:font-size-asian="8pt" style:font-size-complex="8pt"/>
    </style:style>
    <style:style style:name="P5" style:family="paragraph" style:parent-style-name="Header">
      <style:text-properties fo:font-size="9pt" fo:language="zxx" fo:country="none" style:font-size-asian="9pt" style:language-asian="zxx" style:country-asian="none"/>
    </style:style>
    <style:style style:name="P6" style:family="paragraph" style:parent-style-name="Header">
      <style:paragraph-properties>
        <style:tab-stops/>
      </style:paragraph-properties>
      <style:text-properties fo:font-size="10pt" fo:language="zxx" fo:country="none" style:font-size-asian="10pt" style:language-asian="zxx" style:country-asian="none"/>
    </style:style>
    <style:style style:name="P7" style:family="paragraph" style:parent-style-name="Header">
      <style:paragraph-properties>
        <style:tab-stops/>
      </style:paragraph-properties>
    </style:style>
    <style:style style:name="P8" style:family="paragraph" style:parent-style-name="Header">
      <style:paragraph-properties style:snap-to-layout-grid="false"/>
    </style:style>
    <style:style style:name="P9" style:family="paragraph" style:parent-style-name="Header">
      <style:paragraph-properties fo:text-align="end" style:justify-single-word="false" style:snap-to-layout-grid="false">
        <style:tab-stops/>
      </style:paragraph-properties>
    </style:style>
    <style:style style:name="P10" style:family="paragraph" style:parent-style-name="Text_20_body">
      <style:paragraph-properties fo:text-align="justify" style:justify-single-word="false"/>
      <style:text-properties style:font-name="Arial" fo:font-size="10pt" fo:language="pt" fo:country="BR" style:font-size-asian="10pt" style:font-name-complex="Arial"/>
    </style:style>
    <style:style style:name="P11" style:family="paragraph" style:parent-style-name="Text_20_body">
      <style:paragraph-properties fo:margin-top="0cm" fo:margin-bottom="0cm"/>
      <style:text-properties fo:language="pt" fo:country="BR"/>
    </style:style>
    <style:style style:name="P12" style:family="paragraph" style:parent-style-name="Text_20_body">
      <style:paragraph-properties fo:margin-top="0cm" fo:margin-bottom="0cm" fo:text-align="justify" style:justify-single-word="false"/>
      <style:text-properties fo:language="pt" fo:country="BR"/>
    </style:style>
    <style:style style:name="P13" style:family="paragraph" style:parent-style-name="Text_20_body">
      <style:paragraph-properties fo:margin-top="0cm" fo:margin-bottom="0cm"/>
      <style:text-properties style:font-name="Arial" fo:font-size="10pt" fo:language="pt" fo:country="BR" style:font-size-asian="10pt" style:font-name-complex="Arial"/>
    </style:style>
    <style:style style:name="P14" style:family="paragraph" style:parent-style-name="Text_20_body">
      <style:paragraph-properties fo:margin-top="0cm" fo:margin-bottom="0cm" fo:line-height="150%"/>
      <style:text-properties style:font-name="Arial" fo:font-size="10pt" fo:language="pt" fo:country="BR" style:font-size-asian="10pt" style:font-name-complex="Arial"/>
    </style:style>
    <style:style style:name="P15" style:family="paragraph" style:parent-style-name="Text_20_body">
      <style:paragraph-properties fo:margin-top="0cm" fo:margin-bottom="0cm" fo:line-height="150%" fo:text-align="justify" style:justify-single-word="false"/>
      <style:text-properties style:font-name="Arial" fo:font-size="10pt" fo:language="pt" fo:country="BR" style:font-size-asian="10pt" style:font-name-complex="Arial"/>
    </style:style>
    <style:style style:name="P16" style:family="paragraph" style:parent-style-name="Text_20_body">
      <style:paragraph-properties fo:margin-left="1.9cm" fo:margin-right="0cm" fo:margin-top="0cm" fo:margin-bottom="0cm" fo:line-height="150%" fo:text-align="justify" style:justify-single-word="false" fo:text-indent="0cm" style:auto-text-indent="false"/>
    </style:style>
    <style:style style:name="P17" style:family="paragraph" style:parent-style-name="Text_20_body">
      <style:paragraph-properties fo:margin-left="1.9cm" fo:margin-right="0cm" fo:margin-top="0cm" fo:margin-bottom="0cm" fo:text-align="justify" style:justify-single-word="false" fo:text-indent="0cm" style:auto-text-indent="false"/>
      <style:text-properties style:font-name="Arial" fo:font-size="10pt" fo:language="pt" fo:country="BR" style:font-size-asian="10pt" style:font-name-complex="Arial"/>
    </style:style>
    <style:style style:name="P18" style:family="paragraph" style:parent-style-name="Text_20_body">
      <style:paragraph-properties fo:margin-left="1.9cm" fo:margin-right="0cm" fo:margin-top="0cm" fo:margin-bottom="0cm" fo:line-height="0.212cm" fo:text-align="justify" style:justify-single-word="false" fo:text-indent="0cm" style:auto-text-indent="false">
        <style:tab-stops>
          <style:tab-stop style:position="1.905cm"/>
        </style:tab-stops>
      </style:paragraph-properties>
      <style:text-properties style:font-name="Arial" fo:font-size="10pt" fo:language="pt" fo:country="BR" style:font-size-asian="10pt" style:font-name-complex="Arial"/>
    </style:style>
    <style:style style:name="P19" style:family="paragraph" style:parent-style-name="Text_20_body">
      <style:paragraph-properties fo:margin-left="1.9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style>
    <style:style style:name="P20" style:family="paragraph" style:parent-style-name="Corpo_20_de_20_texto_20_2">
      <style:paragraph-properties fo:margin-left="1.9cm" fo:margin-right="0cm" fo:margin-top="0cm" fo:margin-bottom="0cm" fo:line-height="150%" fo:text-indent="0cm" style:auto-text-indent="false"/>
      <style:text-properties style:font-name="Arial" fo:font-size="10pt" fo:language="pt" fo:country="BR" fo:font-style="normal" style:font-size-asian="10pt" style:font-style-asian="normal" style:font-name-complex="Arial"/>
    </style:style>
    <style:style style:name="P21" style:family="paragraph" style:parent-style-name="Text_20_body">
      <style:paragraph-properties fo:margin-left="1.9cm" fo:margin-right="0cm" fo:margin-top="0.212cm" fo:margin-bottom="0.423cm" fo:text-align="justify" style:justify-single-word="false" fo:text-indent="0cm" style:auto-text-indent="false"/>
      <style:text-properties style:font-name="Arial" fo:font-size="10pt" fo:language="pt" fo:country="BR" style:font-size-asian="10pt" style:font-name-complex="Arial"/>
    </style:style>
    <style:style style:name="P22" style:family="paragraph" style:parent-style-name="Text_20_body">
      <style:paragraph-properties fo:margin-left="1.9cm" fo:margin-right="0cm" fo:line-height="150%" fo:text-align="justify" style:justify-single-word="false" fo:text-indent="0cm" style:auto-text-indent="false"/>
      <style:text-properties style:font-name="Arial" fo:font-size="10pt" fo:language="pt" fo:country="BR" style:font-size-asian="10pt" style:font-name-complex="Arial"/>
    </style:style>
    <style:style style:name="P23" style:family="paragraph" style:parent-style-name="Text_20_body">
      <style:paragraph-properties fo:margin-left="1.905cm" fo:margin-right="0cm" fo:text-align="justify" style:justify-single-word="false" fo:text-indent="0cm" style:auto-text-indent="false"/>
      <style:text-properties style:font-name="Arial" fo:font-size="10pt" fo:language="pt" fo:country="BR" style:font-size-asian="10pt" style:font-name-complex="Arial"/>
    </style:style>
    <style:style style:name="P24" style:family="paragraph" style:parent-style-name="Text_20_body">
      <style:paragraph-properties fo:margin-left="1.905cm" fo:margin-right="0cm" fo:text-align="justify" style:justify-single-word="false" fo:text-indent="0cm" style:auto-text-indent="false"/>
      <style:text-properties style:font-name="Arial" fo:font-size="10pt" fo:language="pt" fo:country="BR" style:font-size-asian="10pt" style:font-name-complex="Arial" style:font-weight-complex="bold"/>
    </style:style>
    <style:style style:name="P25" style:family="paragraph" style:parent-style-name="Text_20_body">
      <style:paragraph-properties fo:margin-left="1.905cm" fo:margin-right="0cm" fo:text-align="justify" style:justify-single-word="false" fo:text-indent="0cm" style:auto-text-indent="false"/>
    </style:style>
    <style:style style:name="P26" style:family="paragraph" style:parent-style-name="Text_20_body">
      <style:paragraph-properties fo:margin-left="1.905cm" fo:margin-right="0cm" fo:margin-top="0cm" fo:margin-bottom="0cm" fo:line-height="150%" fo:text-indent="0cm" style:auto-text-indent="false"/>
      <style:text-properties style:font-name="Arial" fo:font-size="10pt" fo:language="pt" fo:country="BR" style:font-size-asian="10pt" style:font-name-complex="Arial"/>
    </style:style>
    <style:style style:name="P27" style:family="paragraph" style:parent-style-name="Text_20_body">
      <style:paragraph-properties fo:margin-left="1.905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style>
    <style:style style:name="P28" style:family="paragraph" style:parent-style-name="Text_20_body">
      <style:paragraph-properties fo:margin-left="1.905cm" fo:margin-right="0cm" fo:margin-top="0cm" fo:margin-bottom="0cm" fo:text-align="justify" style:justify-single-word="false" fo:text-indent="0cm" style:auto-text-indent="false"/>
      <style:text-properties style:font-name="Arial" fo:font-size="10pt" fo:language="pt" fo:country="BR" style:font-size-asian="10pt" style:font-name-complex="Arial"/>
    </style:style>
    <style:style style:name="P29" style:family="paragraph" style:parent-style-name="Text_20_body">
      <style:paragraph-properties fo:margin-left="1.905cm" fo:margin-right="0cm" fo:margin-top="0cm" fo:margin-bottom="0cm" fo:text-align="justify" style:justify-single-word="false" fo:text-indent="0cm" style:auto-text-indent="false">
        <style:tab-stops>
          <style:tab-stop style:position="1.905cm"/>
        </style:tab-stops>
      </style:paragraph-properties>
      <style:text-properties style:font-name="Arial" fo:font-size="10pt" fo:language="pt" fo:country="BR" style:font-size-asian="10pt" style:font-name-complex="Arial"/>
    </style:style>
    <style:style style:name="P30" style:family="paragraph" style:parent-style-name="Text_20_body">
      <style:paragraph-properties fo:margin-left="1.905cm" fo:margin-right="0cm" fo:margin-top="0cm" fo:margin-bottom="0cm" fo:line-height="150%" fo:text-indent="0cm" style:auto-text-indent="false"/>
      <style:text-properties style:font-name="Arial" fo:font-size="10pt" fo:language="pt" fo:country="BR" fo:font-style="normal" style:font-size-asian="10pt" style:font-style-asian="normal" style:font-name-complex="Arial" style:font-style-complex="normal"/>
    </style:style>
    <style:style style:name="P31" style:family="paragraph" style:parent-style-name="Text_20_body">
      <style:paragraph-properties fo:margin-left="1.905cm" fo:margin-right="0cm" fo:margin-top="0cm" fo:margin-bottom="0cm" fo:line-height="150%" fo:text-align="justify" style:justify-single-word="false" fo:text-indent="0cm" style:auto-text-indent="false"/>
    </style:style>
    <style:style style:name="P32" style:family="paragraph" style:parent-style-name="Text_20_body">
      <style:paragraph-properties fo:margin-left="0.847cm" fo:margin-right="0cm" fo:margin-top="0cm" fo:margin-bottom="0cm" fo:text-indent="0cm" style:auto-text-indent="false"/>
      <style:text-properties style:font-name="Arial" fo:font-size="10pt" fo:language="pt" fo:country="BR" style:font-size-asian="10pt" style:font-name-complex="Arial"/>
    </style:style>
    <style:style style:name="P33" style:family="paragraph" style:parent-style-name="Text_20_body">
      <style:paragraph-properties fo:margin-left="0.847cm" fo:margin-right="0cm" fo:margin-top="0cm" fo:margin-bottom="0cm" fo:line-height="150%" fo:text-indent="0cm" style:auto-text-indent="false"/>
      <style:text-properties style:font-name="Arial" fo:font-size="10pt" fo:language="pt" fo:country="BR" style:font-size-asian="10pt" style:font-name-complex="Arial"/>
    </style:style>
    <style:style style:name="P34" style:family="paragraph" style:parent-style-name="Standard">
      <style:paragraph-properties fo:margin-left="0.847cm" fo:margin-right="0cm" fo:text-indent="0cm" style:auto-text-indent="false"/>
    </style:style>
    <style:style style:name="P35" style:family="paragraph" style:parent-style-name="Standard">
      <style:paragraph-properties fo:margin-left="0.847cm" fo:margin-right="0cm" fo:text-indent="0cm" style:auto-text-indent="false"/>
      <style:text-properties fo:font-weight="bold" style:font-weight-asian="bold"/>
    </style:style>
    <style:style style:name="P36" style:family="paragraph" style:parent-style-name="Text_20_body">
      <style:paragraph-properties fo:margin-left="0cm" fo:margin-right="0cm" fo:margin-top="0.212cm" fo:margin-bottom="0.212cm" fo:text-align="center" style:justify-single-word="false" fo:text-indent="0cm" style:auto-text-indent="false" style:snap-to-layout-grid="false"/>
      <style:text-properties style:font-name="Arial" fo:font-size="10pt" fo:language="pt" fo:country="BR" fo:font-weight="bold" style:font-size-asian="10pt" style:font-weight-asian="bold" style:font-name-complex="Arial"/>
    </style:style>
    <style:style style:name="P37" style:family="paragraph" style:parent-style-name="Text_20_body">
      <style:paragraph-properties fo:margin-left="0cm" fo:margin-right="0cm" fo:margin-top="0.212cm" fo:margin-bottom="0.212cm" fo:text-indent="0cm" style:auto-text-indent="false"/>
      <style:text-properties style:font-name="Arial" fo:font-size="10pt" fo:language="pt" fo:country="BR" style:font-size-asian="10pt" style:font-name-complex="Arial"/>
    </style:style>
    <style:style style:name="P38" style:family="paragraph" style:parent-style-name="Text_20_body">
      <style:paragraph-properties fo:margin-left="0cm" fo:margin-right="0cm" fo:margin-top="0.212cm" fo:margin-bottom="0.212cm" fo:text-align="center" style:justify-single-word="false" fo:text-indent="0cm" style:auto-text-indent="false" style:snap-to-layout-grid="false"/>
      <style:text-properties style:font-name="Arial" fo:font-size="10pt" fo:language="pt" fo:country="BR" style:font-size-asian="10pt" style:font-name-complex="Arial"/>
    </style:style>
    <style:style style:name="P39" style:family="paragraph" style:parent-style-name="Text_20_body">
      <style:paragraph-properties fo:margin-left="0cm" fo:margin-right="0cm" fo:margin-top="0.212cm" fo:margin-bottom="0.212cm" fo:text-indent="0cm" style:auto-text-indent="false" style:snap-to-layout-grid="false"/>
      <style:text-properties style:font-name="Arial" fo:font-size="10pt" fo:language="pt" fo:country="BR" style:font-size-asian="10pt" style:font-name-complex="Arial"/>
    </style:style>
    <style:style style:name="P40" style:family="paragraph" style:parent-style-name="Text_20_body">
      <style:paragraph-properties fo:margin-left="0cm" fo:margin-right="0cm" fo:margin-top="0cm" fo:margin-bottom="0cm" fo:line-height="150%" fo:text-indent="0cm" style:auto-text-indent="false"/>
      <style:text-properties style:font-name="Arial" fo:font-size="10pt" fo:language="pt" fo:country="BR" style:font-size-asian="10pt" style:font-name-complex="Arial"/>
    </style:style>
    <style:style style:name="P41" style:family="paragraph" style:parent-style-name="Text_20_body">
      <style:paragraph-properties fo:margin-left="2.54cm" fo:margin-right="0cm" fo:margin-top="0cm" fo:margin-bottom="0cm" fo:line-height="150%" fo:text-indent="0cm" style:auto-text-indent="false"/>
      <style:text-properties style:font-name="Arial" fo:font-size="10pt" fo:language="pt" fo:country="BR" fo:font-style="italic" style:font-size-asian="10pt" style:font-style-asian="italic" style:font-name-complex="Arial"/>
    </style:style>
    <style:style style:name="P42" style:family="paragraph" style:parent-style-name="Text_20_body">
      <style:paragraph-properties fo:margin-left="0.847cm" fo:margin-right="0cm" fo:margin-top="0cm" fo:margin-bottom="0cm" fo:text-indent="-0.847cm" style:auto-text-indent="false">
        <style:tab-stops>
          <style:tab-stop style:position="0.847cm"/>
        </style:tab-stops>
      </style:paragraph-properties>
      <style:text-properties style:font-name="Arial" fo:font-size="10pt" fo:language="pt" fo:country="BR" style:font-size-asian="10pt" style:font-name-complex="Arial"/>
    </style:style>
    <style:style style:name="P43" style:family="paragraph" style:parent-style-name="Text_20_body">
      <style:paragraph-properties fo:margin-left="0.847cm" fo:margin-right="0cm" fo:margin-top="0cm" fo:margin-bottom="0cm" fo:line-height="150%" fo:text-align="justify" style:justify-single-word="false" fo:text-indent="-0.847cm" style:auto-text-indent="false">
        <style:tab-stops>
          <style:tab-stop style:position="0.847cm"/>
        </style:tab-stops>
      </style:paragraph-properties>
      <style:text-properties style:font-name="Arial" fo:font-size="10pt" fo:language="pt" fo:country="BR" style:font-size-asian="10pt" style:font-name-complex="Arial"/>
    </style:style>
    <style:style style:name="P44" style:family="paragraph" style:parent-style-name="Standard">
      <style:text-properties style:language-asian="en" style:country-asian="US"/>
    </style:style>
    <style:style style:name="P45" style:family="paragraph" style:parent-style-name="Standard">
      <style:paragraph-properties fo:text-align="end" style:justify-single-word="false"/>
      <style:text-properties style:language-asian="en" style:country-asian="US"/>
    </style:style>
    <style:style style:name="P46" style:family="paragraph" style:parent-style-name="Standard">
      <style:text-properties fo:language="en" fo:country="US" style:language-asian="en" style:country-asian="US"/>
    </style:style>
    <style:style style:name="P47" style:family="paragraph" style:parent-style-name="Standard">
      <style:text-properties fo:font-weight="bold" style:font-weight-asian="bold"/>
    </style:style>
    <style:style style:name="P48" style:family="paragraph" style:parent-style-name="Standard">
      <style:text-properties style:font-name="Arial" fo:font-size="10pt" style:font-size-asian="10pt" style:font-name-complex="Arial" style:font-size-complex="10pt"/>
    </style:style>
    <style:style style:name="P49" style:family="paragraph" style:parent-style-name="Standard">
      <style:text-properties fo:color="#008000" style:font-name="Arial" fo:font-size="9pt" fo:font-weight="bold" style:font-size-asian="9pt" style:font-weight-asian="bold" style:font-name-complex="Arial" style:font-size-complex="9pt"/>
    </style:style>
    <style:style style:name="P50" style:family="paragraph" style:parent-style-name="Standard">
      <style:paragraph-properties fo:margin-left="0.63cm" fo:margin-right="0cm" fo:margin-top="0.212cm" fo:margin-bottom="0cm" fo:text-indent="0.621cm" style:auto-text-indent="false"/>
      <style:text-properties fo:color="#008000" style:font-name="Arial" fo:font-size="9pt" style:font-size-asian="9pt" style:font-name-complex="Arial" style:font-size-complex="9pt"/>
    </style:style>
    <style:style style:name="P51" style:family="paragraph" style:parent-style-name="Standard">
      <style:paragraph-properties fo:margin-left="0cm" fo:margin-right="0cm" fo:text-indent="0.635cm" style:auto-text-indent="false"/>
    </style:style>
    <style:style style:name="P52" style:family="paragraph" style:parent-style-name="Standard">
      <style:paragraph-properties fo:margin-left="0cm" fo:margin-right="0cm" fo:text-indent="0.635cm" style:auto-text-indent="false"/>
      <style:text-properties fo:color="#008000" style:font-name="Arial" fo:font-size="9pt" style:font-size-asian="9pt" style:font-name-complex="Arial" style:font-size-complex="9pt"/>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4">
      <style:paragraph-properties>
        <style:tab-stops>
          <style:tab-stop style:position="16.999cm" style:type="right" style:leader-style="dotted" style:leader-text="."/>
        </style:tab-stops>
      </style:paragraph-properties>
    </style:style>
    <style:style style:name="P55" style:family="paragraph" style:parent-style-name="Title">
      <style:paragraph-properties fo:margin-top="0.212cm" fo:margin-bottom="0cm" fo:text-align="end" style:justify-single-word="false"/>
      <style:text-properties fo:language="pt" fo:country="BR" fo:font-weight="normal" style:font-weight-asian="normal" style:font-size-complex="18pt" style:font-weight-complex="bold"/>
    </style:style>
    <style:style style:name="P56" style:family="paragraph" style:parent-style-name="Title">
      <style:paragraph-properties fo:margin-top="0.212cm" fo:margin-bottom="0cm" fo:text-align="end" style:justify-single-word="false"/>
      <style:text-properties fo:font-size="16pt" fo:language="pt" fo:country="BR" style:font-size-asian="16pt" style:font-size-complex="16pt"/>
    </style:style>
    <style:style style:name="P57" style:family="paragraph" style:parent-style-name="Corpo_20_de_20_texto_20_2">
      <style:paragraph-properties fo:margin-left="1.27cm" fo:margin-right="0cm" fo:margin-top="0cm" fo:margin-bottom="0cm" fo:text-indent="0cm" style:auto-text-indent="false"/>
      <style:text-properties style:font-name="Arial" fo:font-size="10pt" fo:language="pt" fo:country="BR" fo:font-style="normal" style:font-size-asian="10pt" style:font-style-asian="normal" style:font-name-complex="Arial"/>
    </style:style>
    <style:style style:name="P58" style:family="paragraph" style:parent-style-name="Corpo_20_de_20_texto_20_2">
      <style:paragraph-properties fo:margin-left="1.27cm" fo:margin-right="0cm" fo:margin-top="0cm" fo:margin-bottom="0cm" fo:line-height="150%" fo:text-indent="0cm" style:auto-text-indent="false"/>
      <style:text-properties style:font-name="Arial" fo:font-size="10pt" fo:language="pt" fo:country="BR" style:font-size-asian="10pt" style:font-name-complex="Arial"/>
    </style:style>
    <style:style style:name="P59" style:family="paragraph" style:parent-style-name="Contents_20_3">
      <style:paragraph-properties>
        <style:tab-stops>
          <style:tab-stop style:position="16.999cm" style:type="right" style:leader-style="dotted" style:leader-text="."/>
        </style:tab-stops>
      </style:paragraph-properties>
    </style:style>
    <style:style style:name="P60" style:family="paragraph" style:parent-style-name="Title">
      <style:paragraph-properties fo:text-align="end" style:justify-single-word="false"/>
      <style:text-properties fo:language="pt" fo:country="BR"/>
    </style:style>
    <style:style style:name="P61" style:family="paragraph" style:parent-style-name="Title">
      <style:paragraph-properties fo:text-align="end" style:justify-single-word="false"/>
      <style:text-properties fo:font-size="24pt" fo:language="pt" fo:country="BR" style:font-size-asian="24pt" style:font-size-complex="24pt"/>
    </style:style>
    <style:style style:name="P62" style:family="paragraph" style:parent-style-name="Title">
      <style:paragraph-properties fo:text-align="end" style:justify-single-word="false"/>
      <style:text-properties fo:font-size="14pt" fo:language="pt" fo:country="BR" style:font-size-asian="14pt"/>
    </style:style>
    <style:style style:name="P63" style:family="paragraph" style:parent-style-name="Title">
      <style:text-properties fo:font-size="12pt" fo:language="pt" fo:country="BR" style:font-size-asian="12pt" style:font-size-complex="12pt"/>
    </style:style>
    <style:style style:name="P64" style:family="paragraph" style:parent-style-name="Title">
      <style:paragraph-properties fo:break-before="page"/>
      <style:text-properties fo:font-size="16pt" fo:language="pt" fo:country="BR" style:font-size-asian="16pt" style:font-size-complex="16pt"/>
    </style:style>
    <style:style style:name="P65" style:family="paragraph" style:parent-style-name="Title">
      <style:paragraph-properties fo:margin-left="0.63cm" fo:margin-right="0cm" fo:line-height="150%" fo:text-align="justify" style:justify-single-word="false" fo:text-indent="0.64cm" style:auto-text-indent="false"/>
    </style:style>
    <style:style style:name="P66" style:family="paragraph" style:parent-style-name="RUP_20_Tabela">
      <style:paragraph-properties fo:text-align="center" style:justify-single-word="false" fo:keep-together="always"/>
      <style:text-properties fo:language="pt" fo:country="BR"/>
    </style:style>
    <style:style style:name="P67" style:family="paragraph" style:parent-style-name="RUP_20_Tabela">
      <style:paragraph-properties fo:keep-together="always" fo:keep-with-next="always"/>
      <style:text-properties fo:language="pt" fo:country="BR"/>
    </style:style>
    <style:style style:name="P68" style:family="paragraph" style:parent-style-name="RUP_20_Tabela">
      <style:paragraph-properties fo:keep-together="always" fo:keep-with-next="always" style:snap-to-layout-grid="false"/>
      <style:text-properties fo:language="pt" fo:country="BR"/>
    </style:style>
    <style:style style:name="P69" style:family="paragraph" style:parent-style-name="RUP_20_Tabela">
      <style:paragraph-properties fo:text-align="center" style:justify-single-word="false" fo:keep-together="always" fo:keep-with-next="always"/>
      <style:text-properties fo:language="pt" fo:country="BR"/>
    </style:style>
    <style:style style:name="P70" style:family="paragraph" style:parent-style-name="Contents_20_2">
      <style:paragraph-properties>
        <style:tab-stops>
          <style:tab-stop style:position="16.999cm" style:type="right" style:leader-style="dotted" style:leader-text="."/>
        </style:tab-stops>
      </style:paragraph-properties>
    </style:style>
    <style:style style:name="P71" style:family="paragraph" style:parent-style-name="RUP_20_Instruções">
      <style:paragraph-properties fo:text-align="center" style:justify-single-word="false" fo:keep-together="always" style:snap-to-layout-grid="false"/>
      <style:text-properties fo:color="#000000" fo:font-weight="bold" style:font-weight-asian="bold"/>
    </style:style>
    <style:style style:name="P72" style:family="paragraph" style:parent-style-name="Standard">
      <style:paragraph-properties fo:margin-left="1.873cm" fo:margin-right="0cm" fo:margin-top="0cm" fo:margin-bottom="0.106cm" fo:line-height="150%" fo:text-align="justify" style:justify-single-word="false" fo:text-indent="0cm" style:auto-text-indent="false"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73" style:family="paragraph" style:parent-style-name="Text_20_body">
      <style:paragraph-properties fo:margin-left="1.873cm" fo:margin-right="0cm" fo:margin-top="0cm" fo:margin-bottom="0.106cm" fo:line-height="150%" fo:text-align="justify" style:justify-single-word="false" fo:text-indent="0cm" style:auto-text-indent="false" style:shadow="none"/>
      <style:text-properties style:font-name="Arial1" fo:font-size="10pt" fo:language="pt" fo:country="BR" fo:font-weight="normal" style:font-size-asian="10pt" style:font-weight-asian="normal" style:font-name-complex="Arial" style:font-size-complex="10pt" style:language-complex="ar" style:country-complex="SA"/>
    </style:style>
    <style:style style:name="P74" style:family="paragraph" style:parent-style-name="Standard">
      <style:paragraph-properties fo:margin-left="1.857cm" fo:margin-right="0cm" fo:margin-top="0cm" fo:margin-bottom="0.106cm" fo:line-height="150%" fo:text-align="justify" style:justify-single-word="false" fo:text-indent="0cm" style:auto-text-indent="false"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75" style:family="paragraph" style:parent-style-name="Standard" style:master-page-name="">
      <style:paragraph-properties fo:margin-left="1.857cm" fo:margin-right="0cm" fo:margin-top="0cm" fo:margin-bottom="0.106cm" fo:line-height="150%" fo:text-align="justify" style:justify-single-word="false" fo:text-indent="0cm" style:auto-text-indent="false" style:page-number="auto"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76" style:family="paragraph" style:parent-style-name="Text_20_body">
      <style:paragraph-properties fo:margin-left="3.81cm" fo:margin-right="0cm" fo:margin-top="0cm" fo:margin-bottom="0cm" fo:line-height="150%" fo:text-align="justify" style:justify-single-word="false" fo:text-indent="-0.212cm" style:auto-text-indent="false"/>
      <style:text-properties style:font-name="Arial" fo:font-size="10pt" fo:language="pt" fo:country="BR" style:font-size-asian="10pt" style:font-name-complex="Arial"/>
    </style:style>
    <style:style style:name="P77" style:family="paragraph" style:parent-style-name="Text_20_body">
      <style:paragraph-properties fo:margin-left="3.81cm" fo:margin-right="0cm" fo:margin-top="0cm" fo:margin-bottom="0cm" fo:line-height="150%" fo:text-align="justify" style:justify-single-word="false" fo:text-indent="-0.212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78" style:family="paragraph" style:parent-style-name="Text_20_body">
      <style:paragraph-properties fo:margin-left="3.81cm" fo:margin-right="0cm" fo:margin-top="0cm" fo:margin-bottom="0cm" fo:line-height="150%" fo:text-align="justify" style:justify-single-word="false" fo:text-indent="-0.212cm" style:auto-text-indent="false"/>
      <style:text-properties style:font-name="Arial" fo:font-size="10pt" fo:language="pt" fo:country="BR" fo:font-weight="normal" style:font-size-asian="10pt" style:font-weight-asian="normal" style:font-name-complex="Arial" style:font-weight-complex="normal"/>
    </style:style>
    <style:style style:name="P79" style:family="paragraph" style:parent-style-name="Text_20_body">
      <style:paragraph-properties fo:margin-left="3.81cm" fo:margin-right="0cm" fo:margin-top="0cm" fo:margin-bottom="0cm" fo:line-height="150%" fo:text-align="justify" style:justify-single-word="false" fo:text-indent="0cm" style:auto-text-indent="false">
        <style:tab-stops>
          <style:tab-stop style:position="2.54cm"/>
        </style:tab-stops>
      </style:paragraph-properties>
      <style:text-properties style:font-name="Arial" fo:font-size="10pt" fo:language="pt" fo:country="BR" style:font-size-asian="10pt" style:font-name-complex="Arial"/>
    </style:style>
    <style:style style:name="P80" style:family="paragraph" style:parent-style-name="Standard" style:list-style-name="L1">
      <style:paragraph-properties fo:margin-left="0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language-complex="ar" style:country-complex="SA"/>
    </style:style>
    <style:style style:name="P81" style:family="paragraph" style:parent-style-name="Standard" style:list-style-name="WW8Num10">
      <style:paragraph-properties fo:margin-left="1.259cm" fo:margin-right="0cm" fo:margin-top="0.212cm" fo:margin-bottom="0cm" fo:text-indent="-0.63cm" style:auto-text-indent="false"/>
    </style:style>
    <style:style style:name="P82" style:family="paragraph" style:parent-style-name="Standard" style:list-style-name="WW8Num10">
      <style:paragraph-properties fo:margin-left="1.259cm" fo:margin-right="0cm" fo:margin-top="0.212cm" fo:margin-bottom="0cm" fo:text-indent="-0.63cm" style:auto-text-indent="false"/>
      <style:text-properties fo:color="#008000" style:font-name="Arial" fo:font-size="9pt" style:font-size-asian="9pt" style:font-name-complex="Arial" style:font-size-complex="9pt"/>
    </style:style>
    <style:style style:name="P83" style:family="paragraph" style:parent-style-name="Standard">
      <style:paragraph-properties fo:margin-left="1.244cm" fo:margin-right="0cm" fo:margin-top="0cm" fo:margin-bottom="0cm" fo:text-indent="-0.397cm" style:auto-text-indent="false">
        <style:tab-stops>
          <style:tab-stop style:position="1.905cm"/>
        </style:tab-stops>
      </style:paragraph-properties>
    </style:style>
    <style:style style:name="P84" style:family="paragraph" style:parent-style-name="Standard">
      <style:paragraph-properties fo:margin-left="1.984cm" fo:margin-right="0cm" fo:margin-top="0cm" fo:margin-bottom="0cm" fo:line-height="150%" fo:text-indent="0cm" style:auto-text-indent="false">
        <style:tab-stops>
          <style:tab-stop style:position="1.111cm"/>
          <style:tab-stop style:position="1.905cm"/>
        </style:tab-stops>
      </style:paragraph-properties>
    </style:style>
    <style:style style:name="P85" style:family="paragraph" style:parent-style-name="Standard">
      <style:paragraph-properties fo:margin-left="1.984cm" fo:margin-right="0cm" fo:margin-top="0cm" fo:margin-bottom="0cm" fo:line-height="150%" fo:text-indent="0cm" style:auto-text-indent="false">
        <style:tab-stops>
          <style:tab-stop style:position="1.826cm"/>
        </style:tab-stops>
      </style:paragraph-properties>
    </style:style>
    <style:style style:name="P86" style:family="paragraph" style:parent-style-name="Standard">
      <style:paragraph-properties fo:margin-left="2.037cm" fo:margin-right="0cm" fo:text-indent="0cm" style:auto-text-indent="false"/>
      <style:text-properties style:font-name="Arial" fo:font-size="10pt" style:font-size-asian="10pt" style:font-size-complex="10pt"/>
    </style:style>
    <style:style style:name="P87" style:family="paragraph" style:parent-style-name="Standard" style:list-style-name="L3">
      <style:paragraph-properties fo:margin-left="2.037cm" fo:margin-right="0cm" fo:text-indent="0cm" style:auto-text-indent="false"/>
      <style:text-properties style:font-name="Arial" fo:font-size="10pt" style:font-size-asian="10pt" style:font-size-complex="10pt"/>
    </style:style>
    <style:style style:name="P88" style:family="paragraph" style:parent-style-name="Standard" style:list-style-name="L5">
      <style:paragraph-properties fo:margin-left="2.037cm" fo:margin-right="0cm" fo:text-indent="0cm" style:auto-text-indent="false"/>
      <style:text-properties style:font-name="Arial" fo:font-size="10pt" style:font-size-asian="10pt" style:font-size-complex="10pt"/>
    </style:style>
    <style:style style:name="P89" style:family="paragraph" style:parent-style-name="Standard" style:list-style-name="L6">
      <style:paragraph-properties fo:margin-left="2.037cm" fo:margin-right="0cm" fo:text-indent="0cm" style:auto-text-indent="false"/>
      <style:text-properties style:font-name="Arial" fo:font-size="10pt" style:font-size-asian="10pt" style:font-size-complex="10pt"/>
    </style:style>
    <style:style style:name="P90" style:family="paragraph" style:parent-style-name="Standard" style:list-style-name="L5">
      <style:paragraph-properties fo:margin-left="2.037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font-size-complex="10pt"/>
    </style:style>
    <style:style style:name="P91" style:family="paragraph" style:parent-style-name="Text_20_body" style:list-style-name="WW8Num13">
      <style:paragraph-properties fo:margin-left="3.175cm" fo:margin-right="0cm" fo:margin-top="0cm" fo:margin-bottom="0cm" fo:line-height="150%" fo:text-align="justify" style:justify-single-word="false" fo:text-indent="-1.27cm" style:auto-text-indent="false">
        <style:tab-stops>
          <style:tab-stop style:position="2.328cm"/>
        </style:tab-stops>
      </style:paragraph-properties>
      <style:text-properties style:font-name="Arial" fo:font-size="10pt" fo:language="pt" fo:country="BR" style:font-size-asian="10pt" style:font-name-complex="Arial"/>
    </style:style>
    <style:style style:name="P92" style:family="paragraph" style:parent-style-name="Text_20_body" style:list-style-name="WW8Num2">
      <style:paragraph-properties fo:margin-left="2.529cm" fo:margin-right="0cm" fo:margin-top="0cm" fo:margin-bottom="0cm" fo:text-align="justify" style:justify-single-word="false" fo:text-indent="-0.63cm" style:auto-text-indent="false">
        <style:tab-stops>
          <style:tab-stop style:position="2.54cm"/>
        </style:tab-stops>
      </style:paragraph-properties>
      <style:text-properties style:font-name="Arial" fo:font-size="10pt" fo:language="pt" fo:country="BR" style:font-size-asian="10pt" style:font-name-complex="Arial"/>
    </style:style>
    <style:style style:name="P93" style:family="paragraph" style:parent-style-name="Text_20_body" style:list-style-name="WW8Num12">
      <style:paragraph-properties fo:margin-left="2.54cm" fo:margin-right="0cm" fo:margin-top="0.212cm" fo:margin-bottom="0.212cm" fo:text-indent="-2.519cm" style:auto-text-indent="false">
        <style:tab-stops>
          <style:tab-stop style:position="0.445cm"/>
        </style:tab-stops>
      </style:paragraph-properties>
      <style:text-properties style:font-name="Arial" fo:font-size="10pt" fo:language="pt" fo:country="BR" style:font-size-asian="10pt" style:font-name-complex="Arial"/>
    </style:style>
    <style:style style:name="P94" style:family="paragraph" style:parent-style-name="Text_20_body" style:list-style-name="WW8Num12">
      <style:paragraph-properties fo:margin-left="2.54cm" fo:margin-right="0cm" fo:margin-top="0.212cm" fo:margin-bottom="0.212cm" fo:text-indent="-2.519cm" style:auto-text-indent="false" style:snap-to-layout-grid="false">
        <style:tab-stops>
          <style:tab-stop style:position="0.445cm"/>
        </style:tab-stops>
      </style:paragraph-properties>
      <style:text-properties style:font-name="Arial" fo:font-size="10pt" fo:language="pt" fo:country="BR" style:font-size-asian="10pt" style:font-name-complex="Arial"/>
    </style:style>
    <style:style style:name="P95" style:family="paragraph" style:parent-style-name="Text_20_body" style:list-style-name="WW8Num5">
      <style:paragraph-properties fo:margin-left="0.445cm" fo:margin-right="0cm" fo:margin-top="0.212cm" fo:margin-bottom="0.212cm" fo:text-indent="-0.423cm" style:auto-text-indent="false"/>
      <style:text-properties style:font-name="Arial" fo:font-size="10pt" fo:language="pt" fo:country="BR" style:font-size-asian="10pt" style:font-name-complex="Arial"/>
    </style:style>
    <style:style style:name="P96"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97" style:family="paragraph" style:parent-style-name="Text_20_body" style:list-style-name="WW8Num7">
      <style:paragraph-properties fo:margin-left="1.27cm" fo:margin-right="0cm" fo:margin-top="0cm" fo:margin-bottom="0cm" fo:line-height="150%" fo:text-align="justify" style:justify-single-word="false"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98" style:family="paragraph" style:parent-style-name="Text_20_body" style:list-style-name="WW8Num2">
      <style:paragraph-properties fo:margin-left="3.175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99"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00" style:family="paragraph" style:parent-style-name="Text_20_body" style:list-style-name="WW8Num17">
      <style:paragraph-properties fo:margin-left="0.445cm" fo:margin-right="0cm" fo:margin-top="0cm" fo:margin-bottom="0cm" fo:line-height="150%" fo:text-indent="1.461cm" style:auto-text-indent="false"/>
      <style:text-properties style:font-name="Arial" fo:font-size="10pt" fo:language="pt" fo:country="BR" style:font-size-asian="10pt" style:font-name-complex="Arial"/>
    </style:style>
    <style:style style:name="P101" style:family="paragraph" style:parent-style-name="Text_20_body" style:list-style-name="WW8Num8">
      <style:paragraph-properties fo:margin-left="0.445cm" fo:margin-right="0cm" fo:margin-top="0cm" fo:margin-bottom="0cm" fo:line-height="150%" fo:text-align="justify" style:justify-single-word="false" fo:text-indent="1.461cm" style:auto-text-indent="false"/>
    </style:style>
    <style:style style:name="P102" style:family="paragraph" style:parent-style-name="Text_20_body">
      <style:paragraph-properties fo:margin-left="1.905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style>
    <style:style style:name="P103" style:family="paragraph" style:parent-style-name="Text_20_body">
      <style:paragraph-properties fo:margin-left="1.905cm" fo:margin-right="0cm" fo:margin-top="0cm" fo:margin-bottom="0cm" fo:line-height="150%" fo:text-align="justify" style:justify-single-word="false" fo:text-indent="0cm" style:auto-text-indent="false"/>
    </style:style>
    <style:style style:name="P104" style:family="paragraph" style:parent-style-name="Title" style:master-page-name="Standard">
      <style:paragraph-properties fo:text-align="end" style:justify-single-word="false" style:page-number="1"/>
      <style:text-properties fo:language="pt" fo:country="BR"/>
    </style:style>
    <style:style style:name="P105" style:family="paragraph" style:parent-style-name="Heading_20_1">
      <style:paragraph-properties fo:text-align="center" style:justify-single-word="false">
        <style:tab-stops>
          <style:tab-stop style:position="0.847cm"/>
          <style:tab-stop style:position="16.609cm" style:type="right" style:leader-style="dotted" style:leader-text="."/>
        </style:tab-stops>
      </style:paragraph-properties>
    </style:style>
    <style:style style:name="P106" style:family="paragraph" style:parent-style-name="Heading_20_1" style:list-style-name="WW8Num6">
      <style:paragraph-properties fo:margin-left="1.27cm" fo:margin-right="0cm" fo:text-indent="-1.27cm" style:auto-text-indent="false">
        <style:tab-stops>
          <style:tab-stop style:position="0.751cm"/>
        </style:tab-stops>
      </style:paragraph-properties>
    </style:style>
    <style:style style:name="P107" style:family="paragraph" style:parent-style-name="Heading_20_1" style:list-style-name="WW8Num6">
      <style:paragraph-properties fo:margin-left="0.847cm" fo:margin-right="0cm" fo:margin-top="0cm" fo:margin-bottom="0.106cm" fo:text-indent="-0.847cm" style:auto-text-indent="false">
        <style:tab-stops/>
      </style:paragraph-properties>
      <style:text-properties fo:font-size="12pt" style:font-size-asian="12pt" style:font-size-complex="12pt"/>
    </style:style>
    <style:style style:name="P108" style:family="paragraph" style:parent-style-name="Heading_20_1" style:list-style-name="WW8Num15">
      <style:paragraph-properties fo:margin-left="0.847cm" fo:margin-right="0cm" fo:margin-top="0cm" fo:margin-bottom="0cm" fo:text-indent="-0.847cm" style:auto-text-indent="false" fo:break-before="page">
        <style:tab-stops>
          <style:tab-stop style:position="0.847cm"/>
        </style:tab-stops>
      </style:paragraph-properties>
      <style:text-properties fo:font-size="12pt" style:font-size-asian="12pt" style:font-size-complex="12pt"/>
    </style:style>
    <style:style style:name="P109" style:family="paragraph" style:parent-style-name="Heading_20_1" style:list-style-name="WW8Num15">
      <style:paragraph-properties fo:margin-left="0.847cm" fo:margin-right="0cm" fo:margin-top="0cm" fo:margin-bottom="0cm" fo:text-indent="-0.847cm" style:auto-text-indent="false">
        <style:tab-stops>
          <style:tab-stop style:position="0.847cm"/>
        </style:tab-stops>
      </style:paragraph-properties>
      <style:text-properties fo:font-size="12pt" style:font-size-asian="12pt" style:font-size-complex="12pt"/>
    </style:style>
    <style:style style:name="P110" style:family="paragraph" style:parent-style-name="Heading_20_1" style:list-style-name="WW8Num7">
      <style:paragraph-properties fo:margin-left="1.244cm" fo:margin-right="0cm" fo:margin-top="0cm" fo:margin-bottom="0cm" fo:text-indent="-1.244cm" style:auto-text-indent="false">
        <style:tab-stops>
          <style:tab-stop style:position="0.847cm"/>
        </style:tab-stops>
      </style:paragraph-properties>
      <style:text-properties fo:font-size="12pt" style:font-size-asian="12pt" style:font-size-complex="12pt"/>
    </style:style>
    <style:style style:name="P111" style:family="paragraph" style:parent-style-name="Heading_20_1" style:list-style-name="WW8Num15">
      <style:paragraph-properties fo:margin-left="1.24cm" fo:margin-right="0cm" fo:margin-top="0.212cm" fo:margin-bottom="0cm" fo:text-indent="-1.24cm" style:auto-text-indent="false">
        <style:tab-stops>
          <style:tab-stop style:position="0.847cm"/>
        </style:tab-stops>
      </style:paragraph-properties>
      <style:text-properties fo:font-size="12pt" style:font-size-asian="12pt" style:font-size-complex="12pt"/>
    </style:style>
    <style:style style:name="P112" style:family="paragraph" style:parent-style-name="Heading_20_1" style:list-style-name="WW8Num15">
      <style:paragraph-properties fo:margin-left="1.24cm" fo:margin-right="0cm" fo:margin-top="0.212cm" fo:margin-bottom="0cm" fo:text-indent="-1.24cm" style:auto-text-indent="false" fo:break-before="page">
        <style:tab-stops>
          <style:tab-stop style:position="0.847cm"/>
        </style:tab-stops>
      </style:paragraph-properties>
      <style:text-properties fo:font-size="12pt" style:font-size-asian="12pt" style:font-size-complex="12pt"/>
    </style:style>
    <style:style style:name="P113" style:family="paragraph" style:parent-style-name="Heading_20_2" style:list-style-name="WW8Num6">
      <style:paragraph-properties fo:margin-left="2.328cm" fo:margin-right="0cm" fo:margin-top="0cm" fo:margin-bottom="0cm" fo:text-indent="-0.635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14" style:family="paragraph" style:parent-style-name="Heading_20_2" style:list-style-name="WW8Num6">
      <style:paragraph-properties fo:margin-left="1.259cm" fo:margin-right="0cm" fo:margin-top="0.212cm" fo:margin-bottom="0cm" fo:text-indent="-0.6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15" style:family="paragraph" style:parent-style-name="Heading_20_2" style:list-style-name="WW8Num6">
      <style:paragraph-properties fo:margin-left="1.259cm" fo:margin-right="0cm" fo:margin-top="0.212cm" fo:margin-bottom="0cm" fo:text-indent="-0.6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font-style-complex="normal"/>
    </style:style>
    <style:style style:name="P116" style:family="paragraph" style:parent-style-name="Heading_20_2" style:list-style-name="WW8Num6">
      <style:paragraph-properties fo:margin-left="2.328cm" fo:margin-right="0cm" fo:margin-top="0cm" fo:margin-bottom="0cm" fo:text-indent="-1.69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17" style:family="paragraph" style:parent-style-name="Heading_20_2" style:list-style-name="WW8Num7">
      <style:paragraph-properties fo:margin-left="0.847cm" fo:margin-right="0cm" fo:text-indent="0.026cm" style:auto-text-indent="false">
        <style:tab-stops>
          <style:tab-stop style:position="1.905cm"/>
        </style:tab-stops>
      </style:paragraph-properties>
      <style:text-properties fo:font-size="11pt" fo:font-style="normal" style:font-size-asian="11pt" style:font-style-asian="normal" style:font-size-complex="11pt"/>
    </style:style>
    <style:style style:name="P118" style:family="paragraph" style:parent-style-name="Heading_20_2" style:list-style-name="WW8Num7">
      <style:paragraph-properties fo:margin-left="0.85cm" fo:margin-right="0cm" fo:margin-top="0.212cm" fo:margin-bottom="0cm" fo:text-indent="0.03cm" style:auto-text-indent="false" fo:break-before="page">
        <style:tab-stops>
          <style:tab-stop style:position="0.847cm"/>
          <style:tab-stop style:position="1.905cm"/>
        </style:tab-stops>
      </style:paragraph-properties>
      <style:text-properties fo:font-size="11pt" fo:font-style="normal" style:font-size-asian="11pt" style:font-style-asian="normal" style:font-size-complex="11pt"/>
    </style:style>
    <style:style style:name="P119" style:family="paragraph" style:parent-style-name="Heading_20_2" style:list-style-name="WW8Num7">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120" style:family="paragraph" style:parent-style-name="Heading_20_2" style:list-style-name="WW8Num9">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121" style:family="paragraph" style:parent-style-name="Heading_20_2" style:list-style-name="WW8Num7">
      <style:paragraph-properties fo:margin-left="1.244cm" fo:margin-right="0cm" fo:margin-top="0cm" fo:margin-bottom="0cm" fo:text-indent="-0.397cm" style:auto-text-indent="false" fo:break-before="page">
        <style:tab-stops>
          <style:tab-stop style:position="1.905cm"/>
        </style:tab-stops>
      </style:paragraph-properties>
      <style:text-properties fo:font-size="11pt" fo:font-style="normal" style:font-size-asian="11pt" style:font-style-asian="normal" style:font-size-complex="11pt"/>
    </style:style>
    <style:style style:name="P122" style:family="paragraph" style:parent-style-name="Heading_20_2" style:list-style-name="WW8Num7">
      <style:paragraph-properties fo:margin-left="1.244cm" fo:margin-right="0cm" fo:margin-top="0cm" fo:margin-bottom="0cm" fo:text-indent="-0.423cm" style:auto-text-indent="false">
        <style:tab-stops>
          <style:tab-stop style:position="1.905cm"/>
        </style:tab-stops>
      </style:paragraph-properties>
      <style:text-properties fo:font-size="11pt" fo:font-style="normal" style:font-size-asian="11pt" style:font-style-asian="normal" style:font-size-complex="11pt"/>
    </style:style>
    <style:style style:name="P123" style:family="paragraph" style:parent-style-name="Heading_20_2" style:list-style-name="WW8Num11">
      <style:paragraph-properties fo:margin-left="1.27cm" fo:margin-right="0cm" fo:margin-top="0cm" fo:margin-bottom="0cm" fo:text-indent="-0.42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24" style:family="paragraph" style:parent-style-name="Heading_20_2" style:list-style-name="WW8Num15">
      <style:paragraph-properties fo:margin-left="1.27cm" fo:margin-right="0cm" fo:margin-top="0cm" fo:margin-bottom="0cm" fo:text-indent="-0.423cm" style:auto-text-indent="false">
        <style:tab-stops>
          <style:tab-stop style:position="1.905cm"/>
        </style:tab-stops>
      </style:paragraph-properties>
      <style:text-properties fo:font-size="11pt" fo:font-style="normal" style:font-size-asian="11pt" style:font-style-asian="normal" style:font-size-complex="11pt"/>
    </style:style>
    <style:style style:name="P125" style:family="paragraph" style:parent-style-name="Heading_20_2">
      <style:paragraph-properties fo:margin-top="0cm" fo:margin-bottom="0cm"/>
      <style:text-properties fo:font-size="10pt" style:font-size-asian="10pt" style:font-size-complex="10pt"/>
    </style:style>
    <style:style style:name="P126" style:family="paragraph" style:parent-style-name="Heading_20_3" style:list-style-name="WW8Num7">
      <style:paragraph-properties fo:margin-left="1.27cm" fo:margin-right="0cm" fo:margin-top="0cm" fo:margin-bottom="0cm" fo:text-indent="-0.423cm" style:auto-text-indent="false">
        <style:tab-stops>
          <style:tab-stop style:position="0.847cm"/>
          <style:tab-stop style:position="1.905cm"/>
        </style:tab-stops>
      </style:paragraph-properties>
      <style:text-properties fo:font-size="11pt" style:font-size-asian="11pt" style:font-size-complex="11pt"/>
    </style:style>
    <style:style style:name="P127" style:family="paragraph" style:parent-style-name="Heading_20_3" style:list-style-name="WW8Num7">
      <style:paragraph-properties fo:margin-left="1.27cm" fo:margin-right="0cm" fo:margin-top="0cm" fo:margin-bottom="0cm" fo:text-indent="-0.423cm" style:auto-text-indent="false">
        <style:tab-stops>
          <style:tab-stop style:position="1.905cm"/>
          <style:tab-stop style:position="2.54cm"/>
        </style:tab-stops>
      </style:paragraph-properties>
      <style:text-properties fo:font-size="11pt" style:font-size-asian="11pt" style:font-size-complex="11pt"/>
    </style:style>
    <style:style style:name="P128" style:family="paragraph" style:parent-style-name="Heading_20_3" style:list-style-name="WW8Num7">
      <style:paragraph-properties fo:margin-left="1.27cm" fo:margin-right="0cm" fo:margin-top="0cm" fo:margin-bottom="0cm" fo:text-indent="-0.423cm" style:auto-text-indent="false">
        <style:tab-stops>
          <style:tab-stop style:position="1.905cm"/>
        </style:tab-stops>
      </style:paragraph-properties>
      <style:text-properties fo:font-size="11pt" style:font-size-asian="11pt" style:font-size-complex="11pt"/>
    </style:style>
    <style:style style:name="P129" style:family="paragraph" style:parent-style-name="Heading_20_3" style:list-style-name="WW8Num7">
      <style:paragraph-properties fo:margin-left="1.27cm" fo:margin-right="0cm" fo:margin-top="0cm" fo:margin-bottom="0cm" fo:text-indent="-0.423cm" style:auto-text-indent="false">
        <style:tab-stops>
          <style:tab-stop style:position="1.905cm"/>
        </style:tab-stops>
      </style:paragraph-properties>
      <style:text-properties fo:font-size="11pt" style:font-size-asian="11pt"/>
    </style:style>
    <style:style style:name="P130" style:family="paragraph" style:parent-style-name="Heading_20_4" style:list-style-name="WW8Num7">
      <style:paragraph-properties fo:margin-left="2.328cm" fo:margin-right="0cm" fo:margin-top="0cm" fo:margin-bottom="0cm" fo:text-indent="-1.482cm" style:auto-text-indent="false">
        <style:tab-stops>
          <style:tab-stop style:position="2.328cm"/>
        </style:tab-stops>
      </style:paragraph-properties>
      <style:text-properties style:font-name="Arial" fo:font-size="11pt" style:font-size-asian="11pt" style:font-name-complex="Arial" style:font-size-complex="11pt"/>
    </style:style>
    <style:style style:name="P131" style:family="paragraph" style:parent-style-name="Heading_20_4" style:list-style-name="WW8Num7">
      <style:paragraph-properties fo:margin-left="1.482cm" fo:margin-right="0cm" fo:margin-top="0cm" fo:margin-bottom="0cm" fo:text-indent="-0.635cm" style:auto-text-indent="false">
        <style:tab-stops>
          <style:tab-stop style:position="1.905cm"/>
          <style:tab-stop style:position="2.328cm"/>
        </style:tab-stops>
      </style:paragraph-properties>
      <style:text-properties style:font-name="Arial" fo:font-size="11pt" style:font-size-asian="11pt" style:font-name-complex="Arial" style:font-size-complex="11pt"/>
    </style:style>
    <style:style style:name="P132" style:family="paragraph" style:parent-style-name="Heading_20_4" style:list-style-name="WW8Num7">
      <style:paragraph-properties fo:margin-left="1.9cm" fo:margin-right="0cm" fo:margin-top="0cm" fo:margin-bottom="0cm" fo:text-indent="-0.841cm" style:auto-text-indent="false">
        <style:tab-stops>
          <style:tab-stop style:position="1.482cm"/>
          <style:tab-stop style:position="2.54cm"/>
        </style:tab-stops>
      </style:paragraph-properties>
      <style:text-properties style:font-name="Arial" fo:font-size="11pt" style:font-size-asian="11pt" style:font-name-complex="Arial" style:font-size-complex="11pt"/>
    </style:style>
    <style:style style:name="P133" style:family="paragraph" style:parent-style-name="Heading_20_6">
      <style:paragraph-properties fo:margin-top="0cm" fo:margin-bottom="0cm" fo:text-align="justify" style:justify-single-word="false"/>
      <style:text-properties style:font-name="Arial" fo:font-size="10pt" style:font-size-asian="10pt" style:font-name-complex="Arial" style:font-size-complex="10pt"/>
    </style:style>
    <style:style style:name="P134" style:family="paragraph" style:parent-style-name="Heading_20_6">
      <style:paragraph-properties fo:margin-left="1.905cm" fo:margin-right="0cm" fo:margin-top="0cm" fo:margin-bottom="0cm" fo:line-height="150%" fo:text-align="justify" style:justify-single-word="false" fo:text-indent="0cm" style:auto-text-indent="false"/>
      <style:text-properties style:font-name="Arial" fo:font-size="10pt" fo:font-weight="normal" style:font-size-asian="10pt" style:font-weight-asian="normal" style:font-name-complex="Arial" style:font-size-complex="10pt"/>
    </style:style>
    <style:style style:name="P135" style:family="paragraph" style:parent-style-name="Heading_20_6">
      <style:paragraph-properties fo:margin-left="0.847cm" fo:margin-right="0cm" fo:margin-top="0cm" fo:margin-bottom="0cm" fo:text-indent="1.251cm" style:auto-text-indent="false"/>
      <style:text-properties style:font-name="Arial" fo:font-size="10pt" style:font-size-asian="10pt" style:font-name-complex="Arial" style:font-size-complex="10pt"/>
    </style:style>
    <style:style style:name="P136" style:family="paragraph" style:parent-style-name="Com_20_marcadores" style:list-style-name="WW8Num16">
      <style:paragraph-properties fo:margin-left="0.445cm" fo:margin-right="0cm" fo:margin-top="0cm" fo:margin-bottom="0cm" fo:line-height="150%" fo:text-indent="0.402cm" style:auto-text-indent="false"/>
      <style:text-properties style:font-name="Arial" fo:font-size="10pt" fo:language="pt" fo:country="BR" style:font-size-asian="10pt" style:font-name-complex="Arial"/>
    </style:style>
    <style:style style:name="P137" style:family="paragraph" style:parent-style-name="Com_20_marcadores" style:list-style-name="WW8Num3">
      <style:paragraph-properties fo:margin-left="0.445cm" fo:margin-right="0cm" fo:margin-top="0cm" fo:margin-bottom="0cm" fo:text-indent="0.402cm" style:auto-text-indent="false"/>
      <style:text-properties style:font-name="Arial" fo:font-size="10pt" fo:language="pt" fo:country="BR" style:font-size-asian="10pt" style:font-name-complex="Arial"/>
    </style:style>
    <style:style style:name="P138" style:family="paragraph" style:parent-style-name="InfoBlue" style:list-style-name="WW8Num5">
      <style:paragraph-properties fo:margin-left="0.445cm" fo:margin-right="0cm" fo:margin-top="0cm" fo:margin-bottom="0cm" fo:text-indent="-0.423cm" style:auto-text-indent="false" style:snap-to-layout-grid="false">
        <style:tab-stops>
          <style:tab-stop style:position="0.445cm"/>
          <style:tab-stop style:position="4.233cm"/>
        </style:tab-stops>
      </style:paragraph-properties>
      <style:text-properties fo:color="#000000" style:font-name="Arial" fo:font-style="normal" style:font-style-asian="normal" style:font-name-complex="Arial" style:font-size-complex="10pt"/>
    </style:style>
    <style:style style:name="P139" style:family="paragraph">
      <style:paragraph-properties style:writing-mode="lr-tb"/>
    </style:style>
    <style:style style:name="T1" style:family="text">
      <style:text-properties fo:font-size="8pt" style:font-size-asian="8pt" style:font-size-complex="8pt"/>
    </style:style>
    <style:style style:name="T2" style:family="text">
      <style:text-properties fo:font-size="8pt" fo:language="zxx" fo:country="none" style:font-size-asian="8pt" style:language-asian="zxx" style:country-asian="none" style:font-size-complex="8pt"/>
    </style:style>
    <style:style style:name="T3" style:family="text">
      <style:text-properties fo:font-size="9pt" style:font-size-asian="9pt"/>
    </style:style>
    <style:style style:name="T4" style:family="text">
      <style:text-properties fo:font-size="10pt"/>
    </style:style>
    <style:style style:name="T5" style:family="text">
      <style:text-properties fo:font-size="10pt" fo:language="pt" fo:country="BR" fo:font-weight="normal" style:font-size-asian="10pt" style:language-asian="zxx" style:country-asian="none" style:font-weight-asian="normal"/>
    </style:style>
    <style:style style:name="T6" style:family="text">
      <style:text-properties fo:font-size="10pt" fo:language="pt" fo:country="BR" fo:font-weight="normal" style:font-size-asian="10pt" style:language-asian="zxx" style:country-asian="none" style:font-weight-asian="normal" style:font-name-complex="Arial"/>
    </style:style>
    <style:style style:name="T7" style:family="text">
      <style:text-properties fo:color="#000000" fo:font-size="10pt" fo:language="pt" fo:country="BR" fo:font-weight="normal" style:font-size-asian="10pt" style:language-asian="zxx" style:country-asian="none" style:font-weight-asian="normal"/>
    </style:style>
    <style:style style:name="T8" style:family="text">
      <style:text-properties style:font-name="Arial"/>
    </style:style>
    <style:style style:name="T9" style:family="text">
      <style:text-properties style:font-name="Arial" fo:font-size="10pt" fo:language="pt" fo:country="BR" style:font-size-asian="10pt" style:font-name-complex="Arial"/>
    </style:style>
    <style:style style:name="T10" style:family="text">
      <style:text-properties style:font-name="Arial" fo:font-size="10pt" fo:language="pt" fo:country="BR" style:font-size-asian="10pt" style:font-name-complex="Arial" style:font-weight-complex="bold"/>
    </style:style>
    <style:style style:name="T11" style:family="text">
      <style:text-properties style:font-name="Arial" fo:font-size="10pt" fo:language="pt" fo:country="BR" style:font-size-asian="10pt" style:font-name-complex="Arial" style:font-style-complex="italic"/>
    </style:style>
    <style:style style:name="T12" style:family="text">
      <style:text-properties style:font-name="Arial" fo:font-size="10pt" fo:language="pt" fo:country="BR" style:font-size-asian="10pt" style:font-name-complex="Arial" style:font-size-complex="10pt"/>
    </style:style>
    <style:style style:name="T13" style:family="text">
      <style:text-properties style:font-name="Arial" fo:font-size="10pt" fo:language="pt" fo:country="BR" fo:font-style="normal" style:font-size-asian="10pt" style:font-style-asian="normal" style:font-name-complex="Arial"/>
    </style:style>
    <style:style style:name="T14" style:family="text">
      <style:text-properties fo:color="#008000" style:font-name="Arial" fo:font-size="10pt" fo:language="pt" fo:country="BR" fo:font-weight="bold" style:font-size-asian="10pt" style:font-weight-asian="bold" style:font-name-complex="Arial"/>
    </style:style>
    <style:style style:name="T15" style:family="text">
      <style:text-properties fo:color="#008000" style:font-name="Arial" fo:font-size="10pt" fo:language="pt" fo:country="BR" fo:font-weight="bold" style:font-size-asian="10pt" style:font-weight-asian="bold" style:font-name-complex="Arial" style:font-weight-complex="bold"/>
    </style:style>
    <style:style style:name="T16" style:family="text">
      <style:text-properties fo:color="#008000" style:font-name="Arial" fo:font-size="10pt" fo:language="pt" fo:country="BR" fo:font-style="normal" fo:font-weight="bold" style:font-size-asian="10pt" style:font-style-asian="normal" style:font-weight-asian="bold" style:font-name-complex="Arial"/>
    </style:style>
    <style:style style:name="T17" style:family="text">
      <style:text-properties fo:color="#008000" style:font-name="Arial" fo:font-size="9pt" style:font-size-asian="9pt" style:font-name-complex="Arial" style:font-size-complex="9pt"/>
    </style:style>
    <style:style style:name="T18" style:family="text">
      <style:text-properties fo:color="#008000" style:font-name="Arial" fo:font-size="9pt" fo:language="en" fo:country="US" style:font-size-asian="9pt" style:font-name-complex="Arial" style:font-size-complex="9pt"/>
    </style:style>
    <style:style style:name="T19" style:family="text">
      <style:text-properties fo:color="#008000" fo:font-size="10pt" fo:language="pt" fo:country="BR" style:font-size-asian="10pt" style:language-asian="zxx" style:country-asian="none"/>
    </style:style>
    <style:style style:name="T20" style:family="text">
      <style:text-properties fo:color="#008000" style:font-name="Wingdings" fo:font-size="9pt" style:font-size-asian="9pt" style:font-size-complex="9pt"/>
    </style:style>
    <style:style style:name="T21" style:family="text">
      <style:text-properties fo:font-weight="normal" style:font-weight-asian="normal" style:font-weight-complex="normal"/>
    </style:style>
    <style:style style:name="T22" style:family="text">
      <style:text-properties fo:font-size="11pt" fo:font-style="normal" style:font-size-asian="11pt" style:font-style-asian="normal" style:font-size-complex="11pt"/>
    </style:style>
    <style:style style:name="T23" style:family="text">
      <style:text-properties style:font-size-complex="11pt"/>
    </style:style>
    <style:style style:name="T24" style:family="text">
      <style:text-properties fo:language="pt" fo:country="BR"/>
    </style:style>
    <style:style style:name="T25" style:family="text">
      <style:text-properties style:font-size-asian="10pt"/>
    </style:style>
    <style:style style:name="T26" style:family="text">
      <style:text-properties style:font-name-complex="Ari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fo:margin-left="0cm" fo:margin-right="0.376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style:style style:name="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60"/>
      <text:p text:style-name="P60"/>
      <text:p text:style-name="P60"/>
      <text:p text:style-name="P44"/>
      <text:p text:style-name="P61">Definição de Requisitos</text:p>
      <text:p text:style-name="P45"/>
      <text:p text:style-name="P45"/>
      <text:p text:style-name="P45"/>
      <text:p text:style-name="P45"/>
      <text:p text:style-name="P61">Sistema de Cadastro e Controle para Consultório Odontológico (SCO) - Versão 1.0</text:p>
      <text:p text:style-name="P55">Release 1.0</text:p>
      <text:p text:style-name="P45"/>
      <text:p text:style-name="P45"/>
      <text:p text:style-name="P45"/>
      <text:p text:style-name="P45"/>
      <text:p text:style-name="P56"/>
      <text:p text:style-name="P62"/>
      <text:section text:style-name="Sect1" text:name="Seção1">
        <text:p text:style-name="Standard"/>
      </text:section>
      <text:section text:style-name="Sect2" text:name="Seção2">
        <text:p text:style-name="P63"/>
        <text:p text:style-name="P64">Sumário</text:p>
        <text:p text:style-name="P46"/>
        <text:table-of-content text:style-name="Sect3" text:name="Sumário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3"><text:a xlink:type="simple" xlink:href="#1. Definição de Requisitos|outline"><text:s/>Definição de Requisitos<text:tab/>3</text:a></text:p>
            <text:p text:style-name="P53"><text:a xlink:type="simple" xlink:href="#1.Introdução|outline">1.Introdução<text:tab/>3</text:a></text:p>
            <text:p text:style-name="P70"><text:a xlink:type="simple" xlink:href="#1.1.Finalidade |outline">1.1Finalidade <text:tab/>3</text:a></text:p>
            <text:p text:style-name="P70"><text:a xlink:type="simple" xlink:href="#1.2.Escopo|outline">1.2Escopo<text:tab/>3</text:a></text:p>
            <text:p text:style-name="P70"><text:a xlink:type="simple" xlink:href="#1.3.Definições, Acrônimos e Abreviações|outline">1.3Definições, Acrônimos e Abreviações<text:tab/>3</text:a></text:p>
            <text:p text:style-name="P70"><text:a xlink:type="simple" xlink:href="#1.4.Dependências|outline">1.4Dependências<text:tab/>4</text:a></text:p>
            <text:p text:style-name="P70"><text:a xlink:type="simple" xlink:href="#1.5.Restrições|outline">1.5Restrições<text:tab/>5</text:a></text:p>
            <text:p text:style-name="P70"><text:a xlink:type="simple" xlink:href="#1.6.Referências|outline">1.6Referências<text:tab/>5</text:a></text:p>
            <text:p text:style-name="P53"><text:a xlink:type="simple" xlink:href="#2.Descrição|outline">2.Descrição<text:tab/>5</text:a></text:p>
            <text:p text:style-name="P70"><text:a xlink:type="simple" xlink:href="#1.1.Objetivos|outline">2.1Objetivos<text:tab/>5</text:a></text:p>
            <text:p text:style-name="P59"><text:a xlink:type="simple" xlink:href="#1.1.1.Ambiente|outline">2.1.1Ambiente<text:tab/>5</text:a></text:p>
            <text:p text:style-name="P54"><text:a xlink:type="simple" xlink:href="#1.1.1.1.Visão Geral|outline">2.1.1.1Visão Geral<text:tab/>6</text:a></text:p>
            <text:p text:style-name="P54"><text:a xlink:type="simple" xlink:href="#1.1.1.2.Usuários Finais |outline">2.1.1.2Usuários Finais <text:tab/>6</text:a></text:p>
            <text:p text:style-name="P54"><text:a xlink:type="simple" xlink:href="#1.1.1.3.Instalação e Suporte|outline">2.1.1.3Instalação e Suporte<text:tab/>6</text:a></text:p>
            <text:p text:style-name="P70"><text:a xlink:type="simple" xlink:href="#1.2.Migração, Compatibilidade e Co-Existência |outline">2.2Migração, Compatibilidade e Co-Existência <text:tab/>8</text:a></text:p>
            <text:p text:style-name="P53"><text:a xlink:type="simple" xlink:href="#2.Requisitos do Sistema|outline">3Requisitos do Sistema<text:tab/>8</text:a></text:p>
            <text:p text:style-name="P70"><text:a xlink:type="simple" xlink:href="#2.1.Requisitos Funcionais e de Dados |outline">3.1Requisitos Funcionais e de Dados <text:tab/>8</text:a></text:p>
            <text:p text:style-name="P70"><text:a xlink:type="simple" xlink:href="#2.2.Requisitos de Projeto|outline">3.2Requisitos de Projeto<text:tab/>9</text:a></text:p>
            <text:p text:style-name="P70"><text:a xlink:type="simple" xlink:href="#2.3.Requisitos de Performance|outline">3.3Requisitos de Performance<text:tab/>9</text:a></text:p>
            <text:p text:style-name="P59"><text:a xlink:type="simple" xlink:href="#2.3.1.Velocidade|outline">3.3.1Velocidade<text:tab/>9</text:a></text:p>
            <text:p text:style-name="P59"><text:a xlink:type="simple" xlink:href="#2.3.2.Confiabilidade, Disponibilidade e Manutenabilidade|outline">3.3.2Confiabilidade, Disponibilidade e Manutenabilidade<text:tab/>9</text:a></text:p>
            <text:p text:style-name="P59"><text:a xlink:type="simple" xlink:href="#2.3.3.Limite de Capacidade|outline">3.3.3Limite de Capacidade<text:tab/>9</text:a></text:p>
            <text:p text:style-name="P70"><text:a xlink:type="simple" xlink:href="#2.4.Requisitos de Interface Externa |outline">3.4Requisitos de Interface Externa <text:tab/>10</text:a></text:p>
            <text:p text:style-name="P59"><text:a xlink:type="simple" xlink:href="#2.4.1.Interface do usuário|outline">3.4.1Interface do usuário<text:tab/>10</text:a></text:p>
            <text:p text:style-name="P59"><text:a xlink:type="simple" xlink:href="#2.4.2.Interface de Hardware |outline">3.4.2Interface de Hardware <text:tab/>10</text:a></text:p>
            <text:p text:style-name="P59"><text:a xlink:type="simple" xlink:href="#2.4.3.Interface de Software|outline">3.4.3Interface de Software<text:tab/>10</text:a></text:p>
            <text:p text:style-name="P70"><text:a xlink:type="simple" xlink:href="#2.5.Requisitos de Segurança|outline">3.5Requisitos de Segurança<text:tab/>10</text:a></text:p>
            <text:p text:style-name="P70"><text:a xlink:type="simple" xlink:href="#2.6.Requisitos de Integridades |outline">3.6Requisitos de Integridades <text:tab/>10</text:a></text:p>
            <text:p text:style-name="P70"><text:a xlink:type="simple" xlink:href="#2.7.Requisitos Internacionais |outline">3.7Requisitos Internacionais <text:tab/>12</text:a></text:p>
            <text:p text:style-name="P70"><text:a xlink:type="simple" xlink:href="#2.8.Exigências de Prazos e Custos |outline">3.8Exigências de Prazos e Custos <text:tab/>12</text:a></text:p>
            <text:p text:style-name="P70"><text:a xlink:type="simple" xlink:href="#1.1.Exigências de Documentação|outline">3.9Exigências de Documentação<text:tab/>12</text:a></text:p>
            <text:p text:style-name="P70"><text:a xlink:type="simple" xlink:href="#1.1.Exigências de Treinamento|outline">3.10.Exigências de Treinamento<text:tab/>12</text:a></text:p>
            <text:p text:style-name="P70"><text:a xlink:type="simple" xlink:href="#1.2.Sumário de Tecnologia |outline">3.11.Sumário de Tecnologia <text:tab/>12</text:a></text:p>
            <text:p text:style-name="P70"><text:a xlink:type="simple" xlink:href="#1.1.Outros Requisitos |outline">3.12Outros Requisitos <text:tab/>12</text:a></text:p>
            <text:p text:style-name="P53"><text:a xlink:type="simple" xlink:href="#2.Critério de Aceitação |outline">4.Critério de Aceitação <text:tab/>14</text:a></text:p>
            <text:p text:style-name="P53"><text:a xlink:type="simple" xlink:href="#3.Requisitos Funcionais Alternativos|outline">5.Requisitos Funcionais Alternativos<text:tab/>14</text:a></text:p>
            <text:p text:style-name="P53"><text:a xlink:type="simple" xlink:href="#4.Responsabilidades|outline">6.Responsabilidades<text:tab/>14</text:a></text:p>
            <text:p text:style-name="P53"><text:soft-page-break/><text:a xlink:type="simple" xlink:href="#5.Assinaturas|outline">7.Assinaturas<text:tab/>15</text:a></text:p>
          </text:index-body>
        </text:table-of-content>
        <text:h text:style-name="P105" text:outline-level="1"><text:s/>Definição de Requisitos</text:h>
        <text:p text:style-name="Standard"/>
        <text:list xml:id="list39471188" text:style-name="WW8Num6">
          <text:list-item>
            <text:h text:style-name="P106" text:outline-level="1">Introdução</text:h>
          </text:list-item>
        </text:list>
        <text:p text:style-name="Standard"/>
        <text:list xml:id="list40501682" text:continue-numbering="true" text:style-name="WW8Num6">
          <text:list-item>
            <text:list>
              <text:list-item>
                <text:h text:style-name="P113" text:outline-level="2">Finalidade </text:h>
              </text:list-item>
            </text:list>
          </text:list-item>
        </text:list>
        <text:p text:style-name="P13"/>
        <text:p text:style-name="P16"><text:span text:style-name="T9">Esse documento define os requisitos do cliente, juntamente com a equipe técnica <text:s/>reponsável pelo projeto, para o desenvolvimento do Sistema </text:span><text:span text:style-name="T12">de Cadastro e Controle para Consultório Odontológico (SCO)</text:span><text:span text:style-name="T9">. <text:s/></text:span></text:p>
        <text:p text:style-name="P20">Uma visão detalhada de todos os requisitos é feita para melhor entendimento.</text:p>
        <text:p text:style-name="P20">A aceitação deste documento define a linha de base dos requisitos. </text:p>
        <text:p text:style-name="P57"/>
        <text:list xml:id="list40502721" text:continue-numbering="true" text:style-name="WW8Num6">
          <text:list-item>
            <text:list>
              <text:list-item>
                <text:h text:style-name="P114" text:outline-level="2">Escopo</text:h>
              </text:list-item>
            </text:list>
          </text:list-item>
        </text:list>
        <text:p text:style-name="P13"/>
        <text:p text:style-name="P75">O sistema se caracteriza como uma solução, compatível ao problema do cliente, em software para o consultório odontológico, permitindo gerenciar de forma eficiente e confiável as informações relativas ao funcionamento do consultório através de uma interface amigável e ituitível ao usuário.</text:p>
        <text:p text:style-name="P74">Os problemas encontrados atualmente pelo cliente é a perda de tempo nas atividades realizadas manualemente, a inconsistência das fichas utilizadas e o risco de perda dos dados cadastrados.</text:p>
        <text:p text:style-name="P73"><text:span text:style-name="T8">A solução refere-se às características em alto nível dos serviços a serem oferecidos pelo produto com o propósito de atender a uma ou mais necessidades. </text:span><text:span text:style-name="T8">Propõe automatizar o gerenciamento das informações inerentes as rotinas do consultório, são essas: cadastro de pacientes, cadastro de funcionários, cadastro de prestadores de serviços, cadastro de fornecedores, cadastro da tabela de serviços prestados, cadastro de dentistas por especialidade, cadastro de convênios, planejamento (orçamento) por paciente; permitir a emissão de receituários; <text:s/>permitir o agendamento de pacientes. Além de relatórios de serviços prestados e de atendimentos. Funcionalidades que atualmente são realizadas manualmente, além dos novos recursos <text:s/>possibilitados pelo software.</text:span></text:p>
        <text:p text:style-name="P72">Para controle de acesso do sistema será implantada uma solução baseada em login e senha. Este sub-sistema irá gerenciar as permissões para acesso as funcionalidades do sistema.</text:p>
        <text:p text:style-name="P72">O sistema garantirá os requisitos apresentados nesse documento e atendendo as funcionalidade exigidas pelo cliente.</text:p>
        <text:p text:style-name="P11"/>
        <text:list xml:id="list40510350" text:continue-numbering="true" text:style-name="WW8Num6">
          <text:list-item>
            <text:list>
              <text:list-item>
                <text:h text:style-name="P114" text:outline-level="2">Definições, Acrônimos e Abreviações</text:h>
              </text:list-item>
            </text:list>
          </text:list-item>
        </text:list>
        <text:p text:style-name="P13"/>
        <text:p text:style-name="P19">Todas as definições, acrônimos e abreviações, estão citados no documento “Glossário” do Sistema de Cadastro e Controle para Consultório Odontológico (SCO).</text:p>
        <text:p text:style-name="P13"/>
        <text:list xml:id="list40513259" text:continue-numbering="true" text:style-name="WW8Num6">
          <text:list-item>
            <text:list>
              <text:list-item>
                <text:h text:style-name="P114" text:outline-level="2"><text:soft-page-break/>Dependências</text:h>
              </text:list-item>
            </text:list>
          </text:list-item>
        </text:list>
        <text:p text:style-name="P32"/>
        <text:p text:style-name="P26">O sistema dependerá de toda a documentação produzida na análise. Na qual será feita referências das exigências a serem atendidas e as funcionalidades que o sistema deve realizar de acordo com as exigências dos clientes.</text:p>
        <text:p text:style-name="P26">O sistema que será desenvolvido não dependerá de nenhum outros sistema para exercer suas funcionalidades.</text:p>
        <text:p text:style-name="P26">As pessoas envolvidas no projeto, cliente e coordenadores do projeto, são de extrema importância na fase de documentação e desenvolvimento do software. O cliente se compromete a apresentar todas as funcionalidades e exigências, além do ambiente do negócio, pouco conhecido pelo coordenadores, e validar a execução dessas tarefas. Os coordenadores se comprometem a realizar todas as exegiências do cliente de acordo com as documentações elaboradas juntamente com o cliente.</text:p>
        <text:p text:style-name="P26"/>
        <text:list xml:id="list40498806" text:continue-numbering="true" text:style-name="WW8Num6">
          <text:list-item>
            <text:list>
              <text:list-item>
                <text:h text:style-name="P115" text:outline-level="2">Restrições</text:h>
              </text:list-item>
            </text:list>
          </text:list-item>
        </text:list>
        <text:p text:style-name="P11"/>
        <text:p text:style-name="P22">O cliente não apresentou restrições em realção ao custo do software a ser desenvolvido. O valor apresentado foi acordado sem problemas e sobre ciência de contratante e contratado que, caso haja a necessidade de novos requisitos, para atender ao requisitos principais solicitados, e a necessidade de novas funcionalidades o valor pode ser alterado.</text:p>
        <text:p text:style-name="P22">O tempo para o desenvolvimento do projeto é o ano de 2010, com vigência máxima até o quarto bimestre do ano.</text:p>
        <text:p text:style-name="P22">O ambiente para uso do software não foi restringido. O cliente está disposto a atender as configurações mínimas de hardware apresentadas pelo contratante para o bom desenvolvimento da aplicação.</text:p>
        <text:list xml:id="list40491812" text:continue-numbering="true" text:style-name="WW8Num6">
          <text:list-item>
            <text:list>
              <text:list-item>
                <text:h text:style-name="P116" text:outline-level="2">Referências</text:h>
              </text:list-item>
            </text:list>
          </text:list-item>
        </text:list>
        <text:p text:style-name="P11"/>
        <text:list xml:id="list39473864" text:style-name="WW8Num13">
          <text:list-item>
            <text:p text:style-name="P91">Termo de Abertura do Projeto – Versão 1.0</text:p>
          </text:list-item>
        </text:list>
        <text:p text:style-name="P15"/>
        <text:list xml:id="list40489628" text:continue-list="list40491812" text:style-name="WW8Num6">
          <text:list-item>
            <text:h text:style-name="P107" text:outline-level="1">Descrição</text:h>
          </text:list-item>
        </text:list>
        <text:list xml:id="list39472009" text:style-name="WW8Num7">
          <text:list-item>
            <text:list>
              <text:list-item>
                <text:h text:style-name="P117" text:outline-level="2">Objetivos</text:h>
              </text:list-item>
            </text:list>
          </text:list-item>
        </text:list>
        <text:p text:style-name="P13"/>
        <text:p text:style-name="P29">Descreva sucintamente as melhorias que o sistema irá proporcionar. <text:s/></text:p>
        <text:p text:style-name="P29"/>
        <text:p text:style-name="P29">Exemplo:</text:p>
        <text:p text:style-name="P18"/>
        <text:list xml:id="list39474260" text:style-name="WW8Num2">
          <text:list-item>
            <text:p text:style-name="P92">O Sistema terá uma interface atualizada desenvolvida em ambiente web proporcionando rápida e fácil navegação entre as interfaces.</text:p>
          </text:list-item>
        </text:list>
        <text:p text:style-name="P10"/>
        <text:list xml:id="list40514908" text:continue-list="list39472009" text:style-name="WW8Num7">
          <text:list-item>
            <text:list>
              <text:list-item>
                <text:list>
                  <text:list-item>
                    <text:h text:style-name="P126" text:outline-level="3">Ambiente</text:h>
                  </text:list-item>
                </text:list>
              </text:list-item>
            </text:list>
          </text:list-item>
        </text:list>
        <text:p text:style-name="P12"/>
        <text:p text:style-name="P28">Explique como o sistema será usado, quem usará e qual o ambiente necessário.</text:p>
        <text:p text:style-name="P28"/>
        <text:p text:style-name="P28">Exemplo:</text:p>
        <text:p text:style-name="P25"><text:soft-page-break/><text:span text:style-name="T10">O ambiente de trabalho dos usuários comporta cerca de 30 pessoas envolvidas e é dividido em uma Superintendência &lt;</text:span><text:span text:style-name="T15">nome da superintendência</text:span><text:span text:style-name="T10">&gt; e três Coordenações: &lt;</text:span><text:span text:style-name="T15">nome da coordenação 1</text:span><text:span text:style-name="T10">&gt;, &lt;</text:span><text:span text:style-name="T15">nome da coordenação 2</text:span><text:span text:style-name="T10">&gt;, &lt;</text:span><text:span text:style-name="T15">nome da coordenação 3</text:span><text:span text:style-name="T10">&gt;.</text:span></text:p>
        <text:p text:style-name="P24">O sistema utilizado atualmente, &lt;nome do sistema atual&gt; foi herdado do Ministério da Cultura e não atende adequadamente aos processos da área.</text:p>
        <text:p text:style-name="P24">Muitas informações são armazenadas em planilhas eletrônicas e os relatórios são gerados manualmente, conforme a demanda.</text:p>
        <text:p text:style-name="P15"/>
        <text:list xml:id="list40486035" text:continue-numbering="true" text:style-name="WW8Num7">
          <text:list-item>
            <text:list>
              <text:list-item>
                <text:list>
                  <text:list-item>
                    <text:list>
                      <text:list-item>
                        <text:h text:style-name="P130" text:outline-level="4">Visão Geral</text:h>
                      </text:list-item>
                    </text:list>
                  </text:list-item>
                </text:list>
              </text:list-item>
            </text:list>
          </text:list-item>
        </text:list>
        <text:p text:style-name="P11"/>
        <text:p text:style-name="P23">Breve descrição do ambiente onde o sistema irá trabalhar.</text:p>
        <text:p text:style-name="P23">Crie um diagrama de contexto para mostrar as interfaces com os demais sistemas (software e hardware).</text:p>
        <text:p text:style-name="P13"/>
        <text:list xml:id="list40499127" text:continue-numbering="true" text:style-name="WW8Num7">
          <text:list-item>
            <text:list>
              <text:list-item>
                <text:list>
                  <text:list-item>
                    <text:list>
                      <text:list-item>
                        <text:h text:style-name="P131" text:outline-level="4">Usuários Finais </text:h>
                      </text:list-item>
                    </text:list>
                  </text:list-item>
                </text:list>
              </text:list-item>
            </text:list>
          </text:list-item>
        </text:list>
        <text:p text:style-name="P11"/>
        <text:p text:style-name="P23">Descreva o tipo de usuário e o negócio relacionado.</text:p>
        <text:p text:style-name="P23">Exemplo:</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6">Nome</text:p>
            </table:table-cell>
            <table:table-cell table:style-name="Tabela1.A1" office:value-type="string">
              <text:p text:style-name="P36">Descrição da Área</text:p>
            </table:table-cell>
            <table:table-cell table:style-name="Tabela1.C1" office:value-type="string">
              <text:p text:style-name="P36">Responsabilidade</text:p>
            </table:table-cell>
          </table:table-row>
          <table:table-row table:style-name="Tabela1.1">
            <table:table-cell table:style-name="Tabela1.A2" office:value-type="string">
              <text:p text:style-name="P38">SDI</text:p>
            </table:table-cell>
            <table:table-cell table:style-name="Tabela1.A2" office:value-type="string">
              <text:p text:style-name="P39">Área responsável pelo fomento de projetos do mercado cinematográfico ou videofonográfico.</text:p>
            </table:table-cell>
            <table:table-cell table:style-name="Tabela1.C2" office:value-type="string">
              <text:list xml:id="list39472426" text:style-name="WW8Num12">
                <text:list-item>
                  <text:p text:style-name="P94">Cadastrar Projetos.</text:p>
                </text:list-item>
                <text:list-item>
                  <text:p text:style-name="P93">Acompanhar Projetos.</text:p>
                </text:list-item>
              </text:list>
              <text:p text:style-name="P37">...</text:p>
            </table:table-cell>
          </table:table-row>
          <table:table-row table:style-name="Tabela1.1">
            <table:table-cell table:style-name="Tabela1.A2" office:value-type="string">
              <text:p text:style-name="P38">SDF</text:p>
            </table:table-cell>
            <table:table-cell table:style-name="Tabela1.A2" office:value-type="string">
              <text:p text:style-name="P39">Área responsável pelo controle da arrecadação de recursos provenientes de incentivos fiscais.</text:p>
            </table:table-cell>
            <table:table-cell table:style-name="Tabela1.C2" office:value-type="string">
              <text:list xml:id="list39465126" text:style-name="WW8Num5">
                <text:list-item>
                  <text:p text:style-name="P138">Controla o pagamento dos DARF’s e dos Boletos Bancários (Guias de Recolhimento);</text:p>
                </text:list-item>
                <text:list-item>
                  <text:p text:style-name="P95">Controla a alocação dos recursos em projetos.</text:p>
                </text:list-item>
              </text:list>
              <text:p text:style-name="P37">...</text:p>
            </table:table-cell>
          </table:table-row>
        </table:table>
        <text:p text:style-name="P21"/>
        <text:list xml:id="list40494691" text:continue-list="list40499127" text:style-name="WW8Num7">
          <text:list-item>
            <text:list>
              <text:list-item>
                <text:list>
                  <text:list-item>
                    <text:list>
                      <text:list-item>
                        <text:h text:style-name="P132" text:outline-level="4">Instalação e Suporte</text:h>
                      </text:list-item>
                    </text:list>
                  </text:list-item>
                </text:list>
              </text:list-item>
            </text:list>
          </text:list-item>
        </text:list>
        <text:p text:style-name="P13"/>
        <text:p text:style-name="P27">Descreva brevemente como o sistema será instalado. <text:s/>É um sistema que o cliente instalará? <text:s/>A instalação será direta ou há complicações como (por exemplo) problemas de conversão de dados?</text:p>
        <text:p text:style-name="P27">Que evidência de erros são necessárias para demonstrar as falhas do suporte? O sistema está sujeito uma análise remota?</text:p>
        <text:p text:style-name="P27">Todas as considerações de ambiente impõem restrições no projeto. Elas deverão ser refletidas nos detalhes dos requisitos. </text:p>
        <text:p text:style-name="P14"/>
        <text:list xml:id="list40518345" text:continue-numbering="true" text:style-name="WW8Num7">
          <text:list-item>
            <text:list>
              <text:list-item>
                <text:h text:style-name="P118" text:outline-level="2">Migração, Compatibilidade e Co-Existência </text:h>
              </text:list-item>
            </text:list>
          </text:list-item>
        </text:list>
        <text:p text:style-name="P13"/>
        <text:p text:style-name="P27">Se o software fará a migração de dados de outro sistema ou será compatível com outro software, declare as exigências aqui. O software co-existirá com outro sistema? <text:s/>As interfaces entre estes sistemas impõem exigências especiais?</text:p>
        <text:p text:style-name="P27"/>
        <text:list xml:id="list40514132" text:continue-numbering="true" text:style-name="WW8Num7">
          <text:list-item>
            <text:h text:style-name="P110" text:outline-level="1">Requisitos do Sistema</text:h>
          </text:list-item>
        </text:list>
        <text:p text:style-name="P13"/>
        <text:p text:style-name="P33">O propósito deste documento é fornecer uma orientação para o desenvolvimento de uma solução compatível ao problema do usuário. O documento pode ser usado como referência para todo o desenvolvimento subseqüente. Ele fornece os elementos necessários “Do Que?” o sistema deverá fazer. É útil para direcionar os trabalhos dos Gerentes de Projetos, Projetistas, Programadores, Homologadores e Clientes como um recurso de entendimento do contexto geral do sistema.</text:p>
        <text:p text:style-name="P14"/>
        <text:list xml:id="list40508335" text:continue-numbering="true" text:style-name="WW8Num7">
          <text:list-item>
            <text:list>
              <text:list-item>
                <text:h text:style-name="P119" text:outline-level="2">Requisitos Funcionais e de Dados </text:h>
              </text:list-item>
            </text:list>
          </text:list-item>
        </text:list>
        <text:p text:style-name="P14"/>
        <text:list xml:id="list40510745" text:continue-numbering="true" text:style-name="WW8Num7">
          <text:list-item>
            <text:list>
              <text:list-item>
                <text:list>
                  <text:list-item>
                    <text:p text:style-name="P96">Manter pacientes </text:p>
                  </text:list-item>
                </text:list>
              </text:list-item>
            </text:list>
          </text:list-item>
        </text:list>
        <text:list xml:id="list40513565" text:continue-list="list39474260" text:style-name="WW8Num2">
          <text:list-item>
            <text:p text:style-name="P98">Resumo: </text:p>
          </text:list-item>
        </text:list>
        <text:p text:style-name="P76"><text:span text:style-name="T21"><text:s/>Permite o cadastro de pacientes</text:span>.Possibilitar operações de Criação , Recuperação , Atualização e Deleção de um cadastro de clientes</text:p>
        <text:list xml:id="list40497722" text:continue-numbering="true" text:style-name="WW8Num2">
          <text:list-item>
            <text:p text:style-name="P99">Justificativa da Solicitação: </text:p>
          </text:list-item>
        </text:list>
        <text:p text:style-name="P79">Organizar as informações dos clientes atendidos</text:p>
        <text:list xml:id="list40515473" text:continue-numbering="true" text:style-name="WW8Num2">
          <text:list-item>
            <text:p text:style-name="P99">Classificação: </text:p>
          </text:list-item>
        </text:list>
        <text:p text:style-name="P77"><text:s text:c="2"/><text:span text:style-name="T21">alta</text:span></text:p>
        <text:p text:style-name="P77"/>
        <text:list xml:id="list40494325" text:continue-list="list40510745" text:style-name="WW8Num7">
          <text:list-item>
            <text:list>
              <text:list-item>
                <text:list>
                  <text:list-item>
                    <text:p text:style-name="P96">Manter fornecedores: </text:p>
                  </text:list-item>
                </text:list>
              </text:list-item>
            </text:list>
          </text:list-item>
        </text:list>
        <text:list xml:id="list40518464" text:continue-list="list40515473" text:style-name="WW8Num2">
          <text:list-item>
            <text:p text:style-name="P98">Resumo: </text:p>
          </text:list-item>
        </text:list>
        <text:p text:style-name="P76"><text:span text:style-name="T21"><text:s/>Permite o cadastro dos fornecedores</text:span>.Possibilitar operações de Criação , Recuperação , Atualização e Deleção de um cadastro de fornecedores</text:p>
        <text:list xml:id="list40507623" text:continue-numbering="true" text:style-name="WW8Num2">
          <text:list-item>
            <text:p text:style-name="P99">Justificativa da Solicitação: </text:p>
          </text:list-item>
        </text:list>
        <text:p text:style-name="P79">Controlar as informações dos fornecedores da empresa</text:p>
        <text:list xml:id="list40508046" text:continue-numbering="true" text:style-name="WW8Num2">
          <text:list-item>
            <text:p text:style-name="P99">Classificação: </text:p>
          </text:list-item>
        </text:list>
        <text:list xml:id="list40489274" text:continue-list="list40494325" text:style-name="WW8Num7">
          <text:list-item>
            <text:list>
              <text:list-item>
                <text:list>
                  <text:list-header>
                    <text:p text:style-name="P96"><text:s text:c="26"/><text:span text:style-name="T21">alta</text:span></text:p>
                  </text:list-header>
                  <text:list-item>
                    <text:p text:style-name="P96">Manter prestadores de serviços </text:p>
                  </text:list-item>
                </text:list>
              </text:list-item>
            </text:list>
          </text:list-item>
        </text:list>
        <text:list xml:id="list40497153" text:continue-list="list40508046" text:style-name="WW8Num2">
          <text:list-item>
            <text:p text:style-name="P98">Resumo: </text:p>
          </text:list-item>
        </text:list>
        <text:p text:style-name="P76"><text:span text:style-name="T21"><text:s/>Permite o cadastro dos prestadores de serviços</text:span>.Possibilitar <text:s/>operações de Criação , Recuperação , Atualização e Deleção de um cadastro de prestadores</text:p>
        <text:list xml:id="list40512058" text:continue-numbering="true" text:style-name="WW8Num2">
          <text:list-item>
            <text:p text:style-name="P99">Justificativa da Solicitação: </text:p>
          </text:list-item>
        </text:list>
        <text:p text:style-name="P79">Controlar as informações dos prestadores de seriço para organizar as atividades de prestação de serviçõs.</text:p>
        <text:list xml:id="list40491794" text:continue-numbering="true" text:style-name="WW8Num2">
          <text:list-item>
            <text:p text:style-name="P99"><text:soft-page-break/>Classificação: </text:p>
          </text:list-item>
        </text:list>
        <text:list xml:id="list40501361" text:continue-list="list40489274" text:style-name="WW8Num7">
          <text:list-item>
            <text:list>
              <text:list-item>
                <text:list>
                  <text:list-header>
                    <text:p text:style-name="P96"><text:s text:c="26"/><text:span text:style-name="T21">alta</text:span></text:p>
                  </text:list-header>
                  <text:list-item>
                    <text:p text:style-name="P96">Manter Dentistas por especialidades</text:p>
                  </text:list-item>
                </text:list>
              </text:list-item>
            </text:list>
          </text:list-item>
        </text:list>
        <text:list xml:id="list40510798" text:continue-list="list40491794" text:style-name="WW8Num2">
          <text:list-item>
            <text:p text:style-name="P98">Resumo: </text:p>
          </text:list-item>
        </text:list>
        <text:p text:style-name="P76"><text:span text:style-name="T21"><text:s/>Permite o cadastro de dentistas para indicação aos seus pacientes</text:span>.Possibilitar <text:s/>operações de Criação , Recuperação , Atualização e Deleção de um cadastro de especialistas.</text:p>
        <text:list xml:id="list40501691" text:continue-numbering="true" text:style-name="WW8Num2">
          <text:list-item>
            <text:p text:style-name="P99">Justificativa da Solicitação: </text:p>
          </text:list-item>
        </text:list>
        <text:p text:style-name="P79">Não perder recomendações e manter uma base de informações sobre os colegas de trabalho especialistas.</text:p>
        <text:list xml:id="list40512922" text:continue-numbering="true" text:style-name="WW8Num2">
          <text:list-item>
            <text:p text:style-name="P99">Classificação: </text:p>
          </text:list-item>
        </text:list>
        <text:list xml:id="list40517622" text:continue-list="list40501361" text:style-name="WW8Num7">
          <text:list-item>
            <text:list>
              <text:list-item>
                <text:list>
                  <text:list-header>
                    <text:p text:style-name="P96"><text:s text:c="26"/><text:span text:style-name="T21">alta</text:span></text:p>
                  </text:list-header>
                  <text:list-item>
                    <text:p text:style-name="P96">Manter convênios</text:p>
                  </text:list-item>
                </text:list>
              </text:list-item>
            </text:list>
          </text:list-item>
        </text:list>
        <text:list xml:id="list40499878" text:continue-list="list40512922" text:style-name="WW8Num2">
          <text:list-item>
            <text:p text:style-name="P98">Resumo: </text:p>
          </text:list-item>
        </text:list>
        <text:p text:style-name="P76"><text:span text:style-name="T21"><text:s/>Permite o cadastro dos dos convênios que o odontólogo atende</text:span>.Possibilitar <text:s/>operações de Criação , Recuperação , Atualização e Deleção de um cadastro de convênios.</text:p>
        <text:list xml:id="list40507962" text:continue-numbering="true" text:style-name="WW8Num2">
          <text:list-item>
            <text:p text:style-name="P99">Justificativa da Solicitação: </text:p>
          </text:list-item>
        </text:list>
        <text:p text:style-name="P79">Facilitar o acesso as informações dos convênios mantidos.</text:p>
        <text:list xml:id="list40508873" text:continue-numbering="true" text:style-name="WW8Num2">
          <text:list-item>
            <text:p text:style-name="P99">Classificação: </text:p>
          </text:list-item>
        </text:list>
        <text:list xml:id="list40515769" text:continue-list="list40517622" text:style-name="WW8Num7">
          <text:list-item>
            <text:list>
              <text:list-item>
                <text:list>
                  <text:list-header>
                    <text:p text:style-name="P96"><text:s text:c="26"/><text:span text:style-name="T21">alta</text:span></text:p>
                  </text:list-header>
                  <text:list-item>
                    <text:p text:style-name="P96">Manter orçamento (planejamento)</text:p>
                  </text:list-item>
                </text:list>
              </text:list-item>
            </text:list>
          </text:list-item>
        </text:list>
        <text:list xml:id="list40489426" text:continue-list="list40508873" text:style-name="WW8Num2">
          <text:list-item>
            <text:p text:style-name="P98">Resumo: </text:p>
          </text:list-item>
        </text:list>
        <text:p text:style-name="P76"><text:span text:style-name="T21"><text:s/>PPermite a descrição dos procedimentos a serem realizados no paciente</text:span>.Possibilitar o operações de Criação , Recuperação , Atualização e Deleção de um cadastro de planejamento</text:p>
        <text:list xml:id="list40499381" text:continue-numbering="true" text:style-name="WW8Num2">
          <text:list-item>
            <text:p text:style-name="P99">Justificativa da Solicitação: </text:p>
          </text:list-item>
        </text:list>
        <text:p text:style-name="P79">Fazer orçamentos de serviços a serem prestados após as consultas.</text:p>
        <text:list xml:id="list40492466" text:continue-numbering="true" text:style-name="WW8Num2">
          <text:list-item>
            <text:p text:style-name="P99">Classificação: </text:p>
          </text:list-item>
        </text:list>
        <text:list xml:id="list40489275" text:continue-list="list40515769" text:style-name="WW8Num7">
          <text:list-item>
            <text:list>
              <text:list-item>
                <text:list>
                  <text:list-header>
                    <text:p text:style-name="P96"><text:s text:c="26"/><text:span text:style-name="T21">alta</text:span></text:p>
                  </text:list-header>
                  <text:list-item>
                    <text:p text:style-name="P96">Editar receituário</text:p>
                  </text:list-item>
                </text:list>
              </text:list-item>
            </text:list>
          </text:list-item>
        </text:list>
        <text:list xml:id="list40517840" text:continue-list="list40492466" text:style-name="WW8Num2">
          <text:list-item>
            <text:p text:style-name="P98">Resumo: </text:p>
          </text:list-item>
        </text:list>
        <text:p text:style-name="P76"><text:span text:style-name="T21"><text:s/>Permite a edição de receituários e atestados</text:span>.Possibilitar o operações de Criação , Recuperação , Atualização e Deleção de um cadastro de receituário.</text:p>
        <text:list xml:id="list40517239" text:continue-numbering="true" text:style-name="WW8Num2">
          <text:list-item>
            <text:p text:style-name="P99">Justificativa da Solicitação: </text:p>
          </text:list-item>
        </text:list>
        <text:p text:style-name="P79"><text:soft-page-break/>Emitir receitas de forma fácil para os medicamentos que pacientes possam necessitar.</text:p>
        <text:list xml:id="list40509311" text:continue-numbering="true" text:style-name="WW8Num2">
          <text:list-item>
            <text:p text:style-name="P99">Classificação: </text:p>
          </text:list-item>
        </text:list>
        <text:list xml:id="list40497374" text:continue-list="list40489275" text:style-name="WW8Num7">
          <text:list-item>
            <text:list>
              <text:list-item>
                <text:list>
                  <text:list-header>
                    <text:p text:style-name="P96"><text:s text:c="26"/><text:span text:style-name="T21">alta</text:span></text:p>
                  </text:list-header>
                  <text:list-item>
                    <text:p text:style-name="P96">Manter tabela de serviços</text:p>
                  </text:list-item>
                </text:list>
              </text:list-item>
            </text:list>
          </text:list-item>
        </text:list>
        <text:list xml:id="list40491023" text:continue-list="list40509311" text:style-name="WW8Num2">
          <text:list-header>
            <text:p text:style-name="P98"/>
          </text:list-header>
          <text:list-item>
            <text:p text:style-name="P98">Resumo: </text:p>
          </text:list-item>
        </text:list>
        <text:p text:style-name="P76"><text:span text:style-name="T21"><text:s/>Cadastro dos serviços prestados pelo odontólogo</text:span>.Possibilitar o operações de Criação , Recuperação , Atualização e Deleção de um cadastro de serviço</text:p>
        <text:list xml:id="list40511109" text:continue-numbering="true" text:style-name="WW8Num2">
          <text:list-item>
            <text:p text:style-name="P99">Justificativa da Solicitação: </text:p>
          </text:list-item>
        </text:list>
        <text:p text:style-name="P79">A Necessidade de possuir uma listagem dos serviçõs oferecidos pelo consultório.</text:p>
        <text:list xml:id="list40512820" text:continue-numbering="true" text:style-name="WW8Num2">
          <text:list-item>
            <text:p text:style-name="P99">Classificação: </text:p>
          </text:list-item>
        </text:list>
        <text:list xml:id="list40503393" text:continue-list="list40497374" text:style-name="WW8Num7">
          <text:list-item>
            <text:list>
              <text:list-item>
                <text:list>
                  <text:list-header>
                    <text:p text:style-name="P96"><text:s text:c="26"/><text:span text:style-name="T21">alta</text:span></text:p>
                  </text:list-header>
                  <text:list-item>
                    <text:p text:style-name="P96">Relatórios</text:p>
                  </text:list-item>
                </text:list>
              </text:list-item>
            </text:list>
          </text:list-item>
        </text:list>
        <text:list xml:id="list40507616" text:continue-list="list40512820" text:style-name="WW8Num2">
          <text:list-item>
            <text:p text:style-name="P98">Resumo: </text:p>
          </text:list-item>
        </text:list>
        <text:p text:style-name="P76"><text:span text:style-name="T21"><text:s/>Permite que o odontólogo faça relatórios de serviços prestados e do número de atendimentos realizados</text:span>.Possibilitar a recuperação de algumas informações referentes aos dados do sistema.</text:p>
        <text:list xml:id="list40497725" text:continue-numbering="true" text:style-name="WW8Num2">
          <text:list-item>
            <text:p text:style-name="P99">Justificativa da Solicitação: </text:p>
          </text:list-item>
        </text:list>
        <text:p text:style-name="P79">Recuperar e interpretar as informações do sistema para avaliações e tomadas de decisão.</text:p>
        <text:list xml:id="list40514250" text:continue-numbering="true" text:style-name="WW8Num2">
          <text:list-item>
            <text:p text:style-name="P99">Classificação: </text:p>
          </text:list-item>
        </text:list>
        <text:list xml:id="list40502184" text:continue-list="list40503393" text:style-name="WW8Num7">
          <text:list-item>
            <text:list>
              <text:list-item>
                <text:list>
                  <text:list-header>
                    <text:p text:style-name="P96"><text:s text:c="26"/><text:span text:style-name="T21">média</text:span></text:p>
                  </text:list-header>
                  <text:list-item>
                    <text:p text:style-name="P96">Efetuar logon</text:p>
                  </text:list-item>
                </text:list>
              </text:list-item>
            </text:list>
          </text:list-item>
        </text:list>
        <text:list xml:id="list40513580" text:continue-list="list40514250" text:style-name="WW8Num2">
          <text:list-item>
            <text:p text:style-name="P98">Resumo: </text:p>
          </text:list-item>
        </text:list>
        <text:p text:style-name="P78"><text:s/>Fornecer um meio de acesso seguro para o acesso ao sistema de forma unica e individual.</text:p>
        <text:list xml:id="list40503607" text:continue-numbering="true" text:style-name="WW8Num2">
          <text:list-item>
            <text:p text:style-name="P99">Justificativa da Solicitação: </text:p>
          </text:list-item>
        </text:list>
        <text:p text:style-name="P79">A utilização do sistema precisa ser restrita e limitada.</text:p>
        <text:list xml:id="list40496772" text:continue-numbering="true" text:style-name="WW8Num2">
          <text:list-item>
            <text:p text:style-name="P99">Classificação: </text:p>
          </text:list-item>
        </text:list>
        <text:list xml:id="list40503485" text:continue-list="list40502184" text:style-name="WW8Num7">
          <text:list-item>
            <text:list>
              <text:list-item>
                <text:list>
                  <text:list-header>
                    <text:p text:style-name="P96"><text:s text:c="26"/><text:span text:style-name="T21">baixa</text:span></text:p>
                  </text:list-header>
                  <text:list-item>
                    <text:p text:style-name="P96">Manter usuários</text:p>
                  </text:list-item>
                </text:list>
              </text:list-item>
            </text:list>
          </text:list-item>
        </text:list>
        <text:list xml:id="list40487266" text:continue-list="list40496772" text:style-name="WW8Num2">
          <text:list-item>
            <text:p text:style-name="P98">Resumo: </text:p>
          </text:list-item>
        </text:list>
        <text:p text:style-name="P76"><text:span text:style-name="T21"><text:s/>Permite o cadastro dos usuários que possuem acesso ao sistema </text:span>.Possibilitar o operações de Criação , Recuperação , Atualização e Deleção de um cadastro de clientes</text:p>
        <text:list xml:id="list40489072" text:continue-numbering="true" text:style-name="WW8Num2">
          <text:list-item>
            <text:p text:style-name="P99"><text:soft-page-break/>Justificativa da Solicitação: </text:p>
          </text:list-item>
        </text:list>
        <text:p text:style-name="P79">Cadastrar as pessoas permitidas e lhe conseder acesso.</text:p>
        <text:list xml:id="list40516480" text:continue-numbering="true" text:style-name="WW8Num2">
          <text:list-item>
            <text:p text:style-name="P99">Classificação: </text:p>
          </text:list-item>
        </text:list>
        <text:list xml:id="list40511510" text:continue-list="list40503485" text:style-name="WW8Num7">
          <text:list-item>
            <text:list>
              <text:list-item>
                <text:list>
                  <text:list-header>
                    <text:p text:style-name="P97"><text:s text:c="26"/><text:span text:style-name="T21">baixa</text:span></text:p>
                  </text:list-header>
                </text:list>
              </text:list-item>
              <text:list-item>
                <text:h text:style-name="P121" text:outline-level="2">Requisitos de Projeto</text:h>
              </text:list-item>
            </text:list>
          </text:list-item>
        </text:list>
        <text:p text:style-name="P83"><text:span text:style-name="T22"/></text:p>
        <text:p text:style-name="P84"><text:span text:style-name="T22"><text:s text:c="2"/>O sistema trabalha no paradigma cliente servidor. Os recursos do sistemas serão consumidos <text:s text:c="25"/></text:span></text:p>
        <text:p text:style-name="P85"><text:span text:style-name="T22"><text:s/>por meio de um browser de internet genérico .</text:span></text:p>
        <text:p text:style-name="P85"><text:span text:style-name="T22">Desde que seja IE ( Microsoft Internet <text:s/>Explorer <text:s/>) nas versões 7 ou 8 , Mozilla Firefox 2.0 ou superior ou ainda qualquer outro Navegador que implemente os padrões da W3C com suporte a javascript habilitado .</text:span></text:p>
        <text:p text:style-name="P13"/>
        <text:p text:style-name="P27">O sistema não tem restrições adicionais para utilizações em quaisquer plataformas desde que o requisito citado anteriormente seja cumprido.</text:p>
        <text:p text:style-name="P13"/>
        <text:p text:style-name="P13"/>
        <text:list xml:id="list40504757" text:continue-numbering="true" text:style-name="WW8Num7">
          <text:list-item>
            <text:list>
              <text:list-item>
                <text:h text:style-name="P119" text:outline-level="2">Requisitos de Performance</text:h>
              </text:list-item>
            </text:list>
          </text:list-item>
        </text:list>
        <text:p text:style-name="P13"/>
        <text:p text:style-name="P27">O desempenho do sistema esta sujeito a fatores externos e antes que possa ser possível mensurar sua capacidade de carga e preciso que esteja em produção , para que possam ser feitas estimativas.</text:p>
        <text:p text:style-name="P27">Contudo com o equipamento recomendado é possível inferir que cerca de 100 usuários simultâneos serão suportados.</text:p>
        <text:p text:style-name="P27">Partindo da premissa de que o sistema utilizara de forma eficiente os recursos de hardware , qualquer necessidade extra de performance deverá ser sanada com aumento da capacidade de hardware.</text:p>
        <text:p text:style-name="P17"/>
        <text:p text:style-name="P27">Exemplo:</text:p>
        <text:p text:style-name="P27">“O Sistema deve possuir um tempo de resposta curto, sendo capaz de suportar, aproximadamente, 300 usuários simultâneos.”</text:p>
        <text:p text:style-name="P13"/>
        <text:p text:style-name="P13"/>
        <text:list xml:id="list40500393" text:continue-numbering="true" text:style-name="WW8Num7">
          <text:list-item>
            <text:list>
              <text:list-item>
                <text:list>
                  <text:list-item>
                    <text:h text:style-name="P127" text:outline-level="3">Velocidade</text:h>
                  </text:list-item>
                </text:list>
              </text:list-item>
            </text:list>
          </text:list-item>
        </text:list>
        <text:p text:style-name="P13"/>
        <text:p text:style-name="P86">Para que a performance do sistema as <text:s/>seguintes configurações de hardware devem ser atendidas:</text:p>
        <text:p text:style-name="P86"/>
        <text:list xml:id="list40136786" text:style-name="L3">
          <text:list-item>
            <text:p text:style-name="P87">Servidor de aplicação dedicado com mínimo de:</text:p>
          </text:list-item>
        </text:list>
        <text:list xml:id="list40147075" text:style-name="L5">
          <text:list-item>
            <text:list>
              <text:list-item>
                <text:p text:style-name="P88">2 GB de memória DDR2 800 Mhz;</text:p>
              </text:list-item>
              <text:list-item>
                <text:p text:style-name="P88">Processador com 2 núcleos 2.0 Ghz 800 Mhz de FSB;</text:p>
              </text:list-item>
              <text:list-item>
                <text:p text:style-name="P88">Placa de rede Gigabite (1.000 MB/s);</text:p>
              </text:list-item>
              <text:list-item>
                <text:p text:style-name="P88">Demais componentes.</text:p>
                <text:p text:style-name="P88"/>
              </text:list-item>
            </text:list>
          </text:list-item>
        </text:list>
        <text:list xml:id="list40156163" text:style-name="L6">
          <text:list-item>
            <text:p text:style-name="P89">Servidor de banco de dados dedicado:</text:p>
            <text:p text:style-name="P89"/>
          </text:list-item>
        </text:list>
        <text:list xml:id="list40512142" text:continue-list="list40147075" text:style-name="L5">
          <text:list-item>
            <text:list>
              <text:list-item text:start-value="1">
                <text:p text:style-name="P88">4 GB de memória DDR2 800 Mhz;</text:p>
              </text:list-item>
              <text:list-item>
                <text:p text:style-name="P88">Processador com 2 núcleos 2.0 Ghz 800 Mhz de FSB;</text:p>
              </text:list-item>
              <text:list-item>
                <text:p text:style-name="P88">HD 10.000 RPM de no mínimo 80 GB;</text:p>
              </text:list-item>
              <text:list-item>
                <text:p text:style-name="P88">Placa de rede Gigabite (1.000 MB/s);</text:p>
              </text:list-item>
              <text:list-item>
                <text:p text:style-name="P90">Demais componentes.</text:p>
              </text:list-item>
            </text:list>
          </text:list-item>
        </text:list>
        <text:p text:style-name="P13"/>
        <text:p text:style-name="P13"/>
        <text:list xml:id="list40493591" text:continue-list="list40500393" text:style-name="WW8Num7">
          <text:list-item>
            <text:list>
              <text:list-item>
                <text:list>
                  <text:list-item>
                    <text:h text:style-name="P128" text:outline-level="3">Confiabilidade, Disponibilidade e Manutenabilidade</text:h>
                  </text:list-item>
                </text:list>
              </text:list-item>
            </text:list>
          </text:list-item>
        </text:list>
        <text:p text:style-name="P13"/>
        <text:p text:style-name="P26"><text:soft-page-break/>As falhas de forma alguma causarão perda de informação.</text:p>
        <text:p text:style-name="P13"/>
        <text:p text:style-name="P13"/>
        <text:list xml:id="list40510342" text:continue-numbering="true" text:style-name="WW8Num7">
          <text:list-item>
            <text:list>
              <text:list-item>
                <text:list>
                  <text:list-item>
                    <text:h text:style-name="P128" text:outline-level="3">Limite de Capacidade</text:h>
                  </text:list-item>
                </text:list>
              </text:list-item>
            </text:list>
          </text:list-item>
        </text:list>
        <text:p text:style-name="P13"/>
        <text:p text:style-name="P28">Declare o mínimo ou máximo para qualquer limitação pedida pelo cliente ou imposta pela arquitetura.</text:p>
        <text:p text:style-name="P17"/>
        <text:p text:style-name="P27">Exemplo:</text:p>
        <text:list xml:id="list39477382" text:style-name="WW8Num17">
          <text:list-item>
            <text:p text:style-name="P100">Rodará com pelo menos 7Kbytes de memória livre do usuário.</text:p>
          </text:list-item>
          <text:list-item>
            <text:p text:style-name="P100">Cada arquivo de trabalho ajustará em disquete 3.5 polegada (1.44 Mb).</text:p>
          </text:list-item>
        </text:list>
        <text:p text:style-name="P40"/>
        <text:list xml:id="list40494089" text:continue-list="list40510342" text:style-name="WW8Num7">
          <text:list-item>
            <text:list>
              <text:list-item>
                <text:h text:style-name="P119" text:outline-level="2">Requisitos de Interface Externa </text:h>
              </text:list-item>
            </text:list>
          </text:list-item>
        </text:list>
        <text:p text:style-name="Standard"/>
        <text:list xml:id="list40508733" text:continue-numbering="true" text:style-name="WW8Num7">
          <text:list-item>
            <text:list>
              <text:list-item>
                <text:list>
                  <text:list-item>
                    <text:h text:style-name="P129" text:outline-level="3"><text:span text:style-name="T23">Interface do usuário</text:span></text:h>
                  </text:list-item>
                </text:list>
              </text:list-item>
            </text:list>
          </text:list-item>
        </text:list>
        <text:p text:style-name="P13"/>
        <text:p text:style-name="P27">Em locais estratégicos sempre que necessário ou solicitado o usuário contar <text:s/>com recursos de ajuda. Mensagens de qualquer natureza serão apresentadas por meio de pop-ups interativos.</text:p>
        <text:p text:style-name="P31"><text:span text:style-name="T9">Em caso de informações técnicas , serão gravadas nos logs da aplicação.</text:span></text:p>
        <text:p text:style-name="P58"/>
        <text:list xml:id="list40510934" text:continue-numbering="true" text:style-name="WW8Num7">
          <text:list-item>
            <text:list>
              <text:list-item>
                <text:list>
                  <text:list-item>
                    <text:h text:style-name="P128" text:outline-level="3">Interface de Hardware </text:h>
                  </text:list-item>
                </text:list>
              </text:list-item>
            </text:list>
          </text:list-item>
        </text:list>
        <text:p text:style-name="P14"/>
        <text:p text:style-name="P27">Serão utilizadas maquinas de qualquer tipo e plataforma para os clientes desde forneção suporte a sistemas operacionais que suportem um browser genérico.</text:p>
        <text:p text:style-name="P14"/>
        <text:list xml:id="list40518171" text:continue-numbering="true" text:style-name="WW8Num7">
          <text:list-item>
            <text:list>
              <text:list-item>
                <text:list>
                  <text:list-item>
                    <text:h text:style-name="P128" text:outline-level="3">Interface de Software</text:h>
                  </text:list-item>
                </text:list>
              </text:list-item>
            </text:list>
          </text:list-item>
        </text:list>
        <text:p text:style-name="P14"/>
        <text:p text:style-name="P27">Em que arquitetura de máquina o software será instalado? <text:s/>Como conecta com o resto do software (Banco)? <text:s/>Impõe novas restrições nas interfaces existentes? <text:s/>A existência de um módulo do Software no cliente também deveria ser considerada nesta seção.</text:p>
        <text:p text:style-name="P14"/>
        <text:list xml:id="list40506121" text:continue-numbering="true" text:style-name="WW8Num7">
          <text:list-item>
            <text:list>
              <text:list-item>
                <text:h text:style-name="P119" text:outline-level="2">Requisitos de Segurança</text:h>
              </text:list-item>
            </text:list>
          </text:list-item>
        </text:list>
        <text:p text:style-name="P13"/>
        <text:p text:style-name="P27">Qual ambiente de segurança que o sistema deveria prover? <text:s/>Indique se o acesso é irrestrito ou controlado. <text:s/>De que forma será feita à conferência do direito de acesso (log)? <text:s/>Como o usuário será identificado? <text:s/>O sistema estará protegido de infiltração de outras fontes? <text:s/></text:p>
        <text:p text:style-name="P27"/>
        <text:list xml:id="list40507195" text:continue-numbering="true" text:style-name="WW8Num7">
          <text:list-item>
            <text:list>
              <text:list-item>
                <text:h text:style-name="P119" text:outline-level="2">Requisitos de Integridades </text:h>
              </text:list-item>
            </text:list>
          </text:list-item>
        </text:list>
        <text:p text:style-name="P13"/>
        <text:p text:style-name="P27">Se for importante a integridade dos dados para o sistema, as exigências deverão se registradas aqui. Não será necessário especificar como será alcançada a integridade.</text:p>
        <text:p text:style-name="P17"/>
        <text:p text:style-name="P27">Exemplo:</text:p>
        <text:p text:style-name="P31"><text:span text:style-name="T9">“A integridade e confiabilidade das informações são de vital importância para o &lt;</text:span><text:span text:style-name="T14">nome do módulo</text:span><text:span text:style-name="T9">&gt;, pois envolve aspectos essenciais no processo de fomento de obras cinematográficas ou videofonográficas, tais como:</text:span></text:p>
        <text:list xml:id="list39473372" text:style-name="WW8Num8">
          <text:list-item>
            <text:p text:style-name="P101"><text:soft-page-break/><text:span text:style-name="T9">Movimentação entre contas correntes</text:span><text:span text:style-name="T11">.”</text:span></text:p>
          </text:list-item>
        </text:list>
        <text:list xml:id="list40512805" text:continue-list="list40507195" text:style-name="WW8Num7">
          <text:list-item>
            <text:list>
              <text:list-item>
                <text:h text:style-name="P121" text:outline-level="2">Requisitos Internacionais </text:h>
              </text:list-item>
            </text:list>
          </text:list-item>
        </text:list>
        <text:list xml:id="list39461696" text:style-name="L1">
          <text:list-header>
            <text:p text:style-name="P80"/>
            <text:list>
              <text:list-header>
                <text:p text:style-name="P80">Não há qualquer exigência, por parte cliente, que o sistema esteja disponível em línguas estrangeiras.</text:p>
                <text:p text:style-name="P80">O sistema possuirá recursos de internalização mas, apenas a língua portuguesa estará disponível.</text:p>
                <text:p text:style-name="P80">A escolha do idioma será feita de forma automática de acordo com as configurações do usuário, caso não exista tradução apropriada, a língua padrão (português) será usada.</text:p>
              </text:list-header>
            </text:list>
          </text:list-header>
        </text:list>
        <text:p text:style-name="P14"/>
        <text:list xml:id="list40512921" text:continue-list="list40512805" text:style-name="WW8Num7">
          <text:list-item>
            <text:list>
              <text:list-item>
                <text:h text:style-name="P122" text:outline-level="2">Exigências de Prazos e Custos </text:h>
              </text:list-item>
            </text:list>
          </text:list-item>
        </text:list>
        <text:p text:style-name="P14"/>
        <text:p text:style-name="P27">A exigência é que o projeto seja concluído ao longo do ano de 2010, tendo como prazo limite o quarto bimestre do ano.</text:p>
        <text:p text:style-name="P27">Conforme proposto no termo de abertura, o valor do sistema foi pré-definido. <text:s/>O cliente concordou e não possui nenhuma exigência em relação aos custos. </text:p>
        <text:p text:style-name="P14"/>
        <text:list xml:id="list39462415" text:style-name="WW8Num11">
          <text:list-item>
            <text:list>
              <text:list-item>
                <text:h text:style-name="P123" text:outline-level="2">Exigências de Documentação</text:h>
              </text:list-item>
            </text:list>
          </text:list-item>
        </text:list>
        <text:p text:style-name="P14"/>
        <text:p text:style-name="P27">A documentação deverá ser apresentada semanalmente ao cliente de forma impressa.</text:p>
        <text:p text:style-name="P27">Os documentos a serem produzidos estarão de acordo com os templates fornecidos.</text:p>
        <text:p text:style-name="P27">O nivel de detalhemento de cada documento estará de acordo com a especifidade e <text:s/>propósito.</text:p>
        <text:p text:style-name="P14"/>
        <text:list xml:id="list39458585" text:style-name="WW8Num15">
          <text:list-item>
            <text:list>
              <text:list-item>
                <text:h text:style-name="P124" text:outline-level="2">Exigências de Treinamento</text:h>
              </text:list-item>
            </text:list>
          </text:list-item>
        </text:list>
        <text:p text:style-name="P14"/>
        <text:p text:style-name="P27">Os usuários a serem treinados serão o odontológo e a assistente, que são os usuários finais, de acordo com o solicitado.</text:p>
        <text:p text:style-name="P27">O treinamento será realizado de acordo com a data e tempo necessário a ser acordado com o cliente. Após a conclusão e homologação do sistema.</text:p>
        <text:p text:style-name="P27">Não há fatores geográficos que impossibilitem ou dificultem o treinamento.</text:p>
        <text:p text:style-name="P14"/>
        <text:list xml:id="list40511635" text:continue-numbering="true" text:style-name="WW8Num15">
          <text:list-item>
            <text:list>
              <text:list-item>
                <text:h text:style-name="P124" text:outline-level="2">Sumário de Tecnologia </text:h>
              </text:list-item>
            </text:list>
          </text:list-item>
        </text:list>
        <text:p text:style-name="P14"/>
        <text:p text:style-name="P27">As tecnologias que pretende-se utilizar estão listadas abaixo: <text:s/></text:p>
        <text:p text:style-name="P30">A interface do usuário será feita em e HTML4.1 <text:s/>e utilizará JScript e DHTML.</text:p>
        <text:p text:style-name="P30">Será utilizado para renderização das Tags HTML o componente JSF 2.0 .</text:p>
        <text:p text:style-name="P30">Como tecnologia base será utilizado JAVA na distribuição JDK <text:s/>6.</text:p>
        <text:p text:style-name="P30">O banco de dados será o MySql .</text:p>
        <text:p text:style-name="P30">O servidor de aplicação utilizado será o apache TomCat 6.</text:p>
        <text:p text:style-name="P41"/>
        <text:list xml:id="list39455488" text:style-name="WW8Num9">
          <text:list-item>
            <text:list>
              <text:list-item>
                <text:h text:style-name="P120" text:outline-level="2">Outros Requisitos </text:h>
              </text:list-item>
            </text:list>
          </text:list-item>
        </text:list>
        <text:p text:style-name="P13"/>
        <text:p text:style-name="P27">As exigências apresentadas pelo cliente se enquadram nas sessões anteriores.</text:p>
        <text:p text:style-name="P13"><text:soft-page-break/></text:p>
        <text:p text:style-name="P13"/>
        <text:list xml:id="list40516063" text:continue-list="list40511635" text:style-name="WW8Num15">
          <text:list-item>
            <text:h text:style-name="P108" text:outline-level="1">Critério de Aceitação </text:h>
          </text:list-item>
        </text:list>
        <text:p text:style-name="P42"/>
        <text:p text:style-name="P43"><text:tab/>Para validação do sistema pelos responsáveis do projeto, serão elaborados casos de testes. Os casos de testes serão elaborados de acordo com a exigência do usuário sobre o requisito do sistema, ou seja, se o requisito está ou não atendendo ao que foi solicitado pelo cliente.</text:p>
        <text:p text:style-name="P43"><text:s text:c="3"/></text:p>
        <text:p text:style-name="P43"><text:s text:c="3"/>Os testes serão realizados primeiramente pelo desenvolvedor responsável pelo requisito. Posteriormente pela equipe de teste, que pode reprovar o caso de uso enquanto este não atender ao requisito documentado. Finalmente, os requisitos serão validados pelo cliente.</text:p>
        <text:p text:style-name="P43"><text:s text:c="7"/></text:p>
        <text:p text:style-name="P43"><text:s text:c="7"/>O cliente verificará também o desempenho do sistema, de acordo com os requisitos apresentados nesse documento.</text:p>
        <text:p text:style-name="P15"/>
        <text:list xml:id="list40491471" text:continue-numbering="true" text:style-name="WW8Num15">
          <text:list-item>
            <text:h text:style-name="P109" text:outline-level="1">Requisitos Funcionais Alternativos</text:h>
          </text:list-item>
        </text:list>
        <text:p text:style-name="P13"/>
        <text:p text:style-name="P33">Contratante e contratado estão cientes que pode haver a necessidade do desenvolvimento de novas funcionalidades para atender aos requisitos solicitados ao longo do desenvolvimento do projeto.</text:p>
        <text:p text:style-name="P33"/>
        <text:p text:style-name="P33">É possível que surjam requisitos alternativos para que os requisitos principais solicitados pelo cliente sejam atendidos.</text:p>
        <text:p text:style-name="P33">Até o momento, o requisito alternativo é o login do sistema. Que possibilitará também o controle de acesso.</text:p>
        <text:h text:style-name="P135" text:outline-level="6"/>
        <text:p text:style-name="P13"/>
        <text:list xml:id="list40513330" text:continue-numbering="true" text:style-name="WW8Num15">
          <text:list-item>
            <text:h text:style-name="P111" text:outline-level="1">Responsabilidades</text:h>
          </text:list-item>
        </text:list>
        <text:h text:style-name="P125" text:outline-level="2"/>
        <text:p text:style-name="P47"/>
        <text:p text:style-name="P35">Gerente de Projeto</text:p>
        <text:p text:style-name="P34"/>
        <text:list xml:id="list39460699" text:style-name="WW8Num16">
          <text:list-item>
            <text:p text:style-name="P136">Assegurar o gerenciamento dos requisitos.</text:p>
          </text:list-item>
          <text:list-item>
            <text:p text:style-name="P136">Assegurar que a definição dos requisitos reflita as necessidades do cliente.</text:p>
          </text:list-item>
          <text:list-item>
            <text:p text:style-name="P136">Alocar tarefas apropriadamente de acordo com a qualificação. </text:p>
          </text:list-item>
          <text:list-item>
            <text:p text:style-name="P136">Rever a definição dos requisitos antes da aprovação.</text:p>
          </text:list-item>
          <text:list-item>
            <text:p text:style-name="P136">Obter aprovação do cliente.</text:p>
          </text:list-item>
          <text:list-item>
            <text:p text:style-name="P136">Assegurar que as definições dos requisitos sejam consideradas na especificação funcional. </text:p>
          </text:list-item>
        </text:list>
        <text:h text:style-name="P125" text:outline-level="2"/>
        <text:p text:style-name="P47"/>
        <text:p text:style-name="P35">Analista de Negócio </text:p>
        <text:p text:style-name="Standard"/>
        <text:list xml:id="list39468998" text:style-name="WW8Num3">
          <text:list-item>
            <text:p text:style-name="P137">Criar a definição dos requisitos. </text:p>
          </text:list-item>
        </text:list>
        <text:p text:style-name="P48"/>
        <text:list xml:id="list40516960" text:continue-list="list40513330" text:style-name="WW8Num15">
          <text:list-item>
            <text:h text:style-name="P112" text:outline-level="1">Assinaturas</text:h>
          </text:list-item>
        </text:list>
        <text:p text:style-name="Standard"/>
        <text:p text:style-name="P65"><text:span text:style-name="T5">Os abaixo assinados estão de acordo com o conteúdo do documento “</text:span><text:span text:style-name="T6">Definição de Requisitos</text:span><text:span text:style-name="T5">”, do Sistema &lt;</text:span><text:span text:style-name="T19">Nome do Sistema</text:span><text:span text:style-name="T5">&gt;, versão </text:span><text:span text:style-name="T19">9.9</text:span><text:span text:style-name="T7">,</text:span><text:span text:style-name="T19"> Módulo </text:span><text:span text:style-name="T5">&lt;</text:span><text:span text:style-name="T19">Nome do Módulo – apenas se o Sistema estiver repartido em Módulos</text:span><text:span text:style-name="T5">&gt;, release </text:span><text:span text:style-name="T19">9.9</text:span><text:span text:style-name="T7"> &lt;Nº. da versão do módulo&gt;</text:span><text:span text:style-name="T5">.</text:span></text:p>
        <text:p text:style-name="RUP_20_Corpo_20_1"/>
        <table:table table:name="Tabela2" table:style-name="Tabela2">
          <table:table-column table:style-name="Tabela2.A" table:number-columns-repeated="2"/>
          <table:table-row table:style-name="Tabela2.1">
            <table:table-cell table:style-name="Tabela2.A1" office:value-type="string">
              <text:p text:style-name="P68"/>
              <text:p text:style-name="P67">Data: ___/___/_____</text:p>
              <text:p text:style-name="P67"/>
              <text:p text:style-name="P67"/>
              <text:p text:style-name="P69"/>
            </table:table-cell>
            <table:table-cell table:style-name="Tabela2.A1" office:value-type="string">
              <text:p text:style-name="P68"/>
              <text:p text:style-name="P67">Data: ___/___/_____</text:p>
              <text:p text:style-name="P67"/>
              <text:p text:style-name="P67"/>
              <text:p text:style-name="P69"/>
            </table:table-cell>
          </table:table-row>
          <table:table-row table:style-name="Tabela2.2">
            <table:table-cell table:style-name="Tabela2.A1" office:value-type="string">
              <text:p text:style-name="P71">Nome Completo</text:p>
              <text:p text:style-name="P66">Cargo</text:p>
              <text:p text:style-name="P66">Sigla da Superintendência</text:p>
            </table:table-cell>
            <table:table-cell table:style-name="Tabela2.A1" office:value-type="string">
              <text:p text:style-name="P71">Nome Completo</text:p>
              <text:p text:style-name="P66">Cargo</text:p>
              <text:p text:style-name="P66">Sigla da Superintendência</text:p>
            </table:table-cell>
          </table:table-row>
        </table:table>
        <text:p text:style-name="RUP_20_Corpo_20_1"/>
        <text:p text:style-name="RUP_20_Corpo_20_1"/>
        <table:table table:name="Tabela3" table:style-name="Tabela3">
          <table:table-column table:style-name="Tabela3.A"/>
          <table:table-column table:style-name="Tabela3.B"/>
          <table:table-row table:style-name="Tabela3.1">
            <table:table-cell table:style-name="Tabela3.A1" office:value-type="string">
              <text:p text:style-name="P68"/>
              <text:p text:style-name="P67">Data: ___/___/_____</text:p>
              <text:p text:style-name="P67"/>
              <text:p text:style-name="P67"/>
              <text:p text:style-name="P69"/>
            </table:table-cell>
            <table:table-cell table:style-name="Tabela3.A1" office:value-type="string">
              <text:p text:style-name="P68"/>
              <text:p text:style-name="P67">Data: ___/___/_____</text:p>
              <text:p text:style-name="P67"/>
              <text:p text:style-name="P67"/>
              <text:p text:style-name="P69"/>
            </table:table-cell>
          </table:table-row>
          <table:table-row table:style-name="Tabela3.2">
            <table:table-cell table:style-name="Tabela3.A1" office:value-type="string">
              <text:p text:style-name="P71">Nome Completo</text:p>
              <text:p text:style-name="P66">Cargo</text:p>
              <text:p text:style-name="P66">Sigla da Superintendência</text:p>
            </table:table-cell>
            <table:table-cell table:style-name="Tabela3.A1" office:value-type="string">
              <text:p text:style-name="P71">Nome Completo</text:p>
              <text:p text:style-name="P66">Cargo</text:p>
              <text:p text:style-name="P66">Sigla da Superintendência</text:p>
            </table:table-cell>
          </table:table-row>
        </table:table>
        <text:p text:style-name="Standard"/>
        <text:p text:style-name="P49">Obs.: </text:p>
        <text:list xml:id="list39475564" text:style-name="WW8Num10">
          <text:list-item>
            <text:p text:style-name="P81"><text:span text:style-name="T17">Em caso de dúvida do Cargo e Superintendência de uma pessoa, busque essa informação no E-mail (dois cliques sobre o endereço de E-mail da pessoa, “Title” = Cargo, “</text:span><text:span text:style-name="T18">Department</text:span><text:span text:style-name="T17">” = Superintendência). </text:span></text:p>
          </text:list-item>
          <text:list-item>
            <text:p text:style-name="P82">Colocar acima os seguintes cargos:</text:p>
          </text:list-item>
        </text:list>
        <text:p text:style-name="P50">- Superintendente da STI;</text:p>
        <text:p text:style-name="P50">- Coordenadores de Projetos;</text:p>
        <text:p text:style-name="P50">- Gestor de Projetos;</text:p>
        <text:p text:style-name="P50">- Analista de Negócios responsável pelo sistema;</text:p>
        <text:p text:style-name="P50">- Analista de Processo;</text:p>
        <text:p text:style-name="P50">- Superintendente da área do coordenador entrevistado;</text:p>
        <text:p text:style-name="P50">- Coordenador entrevistado.</text:p>
        <text:p text:style-name="P52"/>
        <text:p text:style-name="P52"/>
        <text:p text:style-name="P51"><text:span text:style-name="T20"></text:span><text:span text:style-name="T17"> Retirar essa observação no documento oficia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StarSymbol2"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Standard" style:class="text">
      <style:paragraph-properties fo:text-align="center" style:justify-single-word="false" fo:orphans="0" fo:widows="0"/>
      <style:text-properties style:font-name="Arial" fo:font-size="18pt" fo:language="en" fo:country="US" fo:font-weight="bold" style:font-size-asian="18pt" style:font-weight-asian="bold" style:font-size-complex="10pt"/>
    </style:style>
    <style:style style:name="Text_20_body" style:display-name="Text body" style:family="paragraph" style:parent-style-name="Standard" style:class="text">
      <style:paragraph-properties fo:margin-left="1.27cm" fo:margin-right="0cm" fo:margin-top="0cm" fo:margin-bottom="0.423cm" fo:text-indent="0cm" style:auto-text-indent="false" style:text-autospace="none" style:punctuation-wrap="simple" style:vertical-align="baseline"/>
      <style:text-properties fo:language="en" fo:country="US" style:font-size-complex="10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Contents_20_1" style:display-name="Contents 1" style:family="paragraph" style:parent-style-name="Standard" style:next-style-name="Standard" style:class="index">
      <style:paragraph-properties fo:margin-top="0.212cm" fo:margin-bottom="0cm"/>
      <style:text-properties fo:color="#000000" style:font-name="Arial" fo:font-weight="bold"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color="#000000"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color="#000000"/>
    </style:style>
    <style:style style:name="RUP_20_Nível_20_2" style:display-name="RUP Nível 2" style:family="paragraph" style:parent-style-name="Standard" style:next-style-name="RUP_20_Nível_20_3" style:list-style-name="WW8Num14">
      <style:paragraph-properties fo:margin-top="0.423cm" fo:margin-bottom="0cm" fo:text-align="justify" style:justify-single-word="false" fo:keep-with-next="always"/>
      <style:text-properties style:font-name="Arial" fo:font-size="10pt" fo:font-style="italic" fo:font-weight="bold" style:font-size-asian="10pt" style:font-style-asian="italic" style:font-weight-asian="bold" style:font-size-complex="10pt"/>
    </style:style>
    <style:style style:name="RUP_20_Nível_20_3" style:display-name="RUP Nível 3" style:family="paragraph" style:parent-style-name="Standard" style:next-style-name="RUP_20_Corpo_20_1" style:list-style-name="WW8Num14">
      <style:paragraph-properties fo:margin-top="0.318cm" fo:margin-bottom="0cm" fo:text-align="justify" style:justify-single-word="false">
        <style:tab-stops>
          <style:tab-stop style:position="1.27cm"/>
        </style:tab-stops>
      </style:paragraph-properties>
      <style:text-properties style:font-name="Arial" fo:font-size="10pt" style:font-size-asian="10pt" style:font-size-complex="10pt"/>
    </style:style>
    <style:style style:name="RUP_20_Corpo_20_1" style:display-name="RUP Corpo 1" style:family="paragraph">
      <style:paragraph-properties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RUP_20_Tabela" style:display-name="RUP Tabela" style:family="paragraph">
      <style:paragraph-properties fo:margin-top="0.106cm" fo:margin-bottom="0.106cm"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Nível_20_1" style:display-name="Nível 1" style:family="paragraph" style:next-style-name="RUP_20_Nível_20_2" style:list-style-name="WW8Num14">
      <style:paragraph-properties fo:margin-top="0.423cm" fo:margin-bottom="0cm" fo:orphans="2" fo:widows="2" fo:keep-with-next="always"/>
      <style:text-properties fo:text-transform="uppercase" style:use-window-font-color="true" style:font-name="Arial" fo:font-size="12pt" fo:language="pt" fo:country="BR" fo:font-weight="bold" style:font-name-asian="Arial" style:font-size-asian="12pt" style:font-weight-asian="bold" style:font-name-complex="Times New Roman" style:font-size-complex="10pt" style:language-complex="ar" style:country-complex="SA"/>
    </style:style>
    <style:style style:name="RUP_20_Corpo_20_2" style:display-name="RUP Corpo 2" style:family="paragraph">
      <style:paragraph-properties fo:margin-left="0cm" fo:margin-right="0cm" fo:margin-top="0.212cm" fo:margin-bottom="0cm" fo:text-align="justify" style:justify-single-word="false" fo:orphans="2" fo:widows="2" fo:text-indent="1cm" style:auto-text-indent="false"/>
      <style:text-properties style:use-window-font-color="true" style:font-name="Arial" fo:font-size="10pt" fo:language="pt" fo:country="BR" style:font-name-asian="Arial" style:font-size-asian="10pt" style:font-name-complex="Arial" style:font-size-complex="10pt" style:language-complex="ar" style:country-complex="SA"/>
    </style:style>
    <style:style style:name="RUP_20_Instruções" style:display-name="RUP Instruções" style:family="paragraph">
      <style:paragraph-properties fo:margin-top="0.106cm" fo:margin-bottom="0.106cm"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itulo_20_Caso_20_de_20_Uso" style:display-name="Titulo Caso de Uso" style:family="paragraph" style:parent-style-name="Standard">
      <style:paragraph-properties fo:text-align="justify" style:justify-single-word="false"/>
      <style:text-properties fo:color="#ffffff" style:font-name="Arial" fo:font-weight="bold" style:font-weight-asian="bold" style:font-size-complex="10pt"/>
    </style:style>
    <style:style style:name="SubTitulo_20_Caso_20_de_20_Uso" style:display-name="SubTitulo Caso de Uso" style:family="paragraph" style:parent-style-name="Standard">
      <style:paragraph-properties fo:text-align="justify" style:justify-single-word="false" fo:background-color="#d8d8d8">
        <style:background-image/>
      </style:paragraph-properties>
      <style:text-properties style:font-name="Arial" fo:font-size="10pt" fo:font-weight="bold" style:font-size-asian="10pt" style:font-weight-asian="bold" style:font-size-complex="10pt"/>
    </style:style>
    <style:style style:name="Texto_20_de_20_comentário" style:display-name="Texto de comentário" style:family="paragraph" style:parent-style-name="Standard">
      <style:paragraph-properties style:line-height-at-least="0.423cm" fo:orphans="0" fo:widows="0"/>
      <style:text-properties fo:font-size="10pt" style:font-size-asian="10pt" style:font-size-complex="10pt"/>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Estilo1" style:family="paragraph" style:parent-style-name="Standard">
      <style:paragraph-properties fo:margin-top="0.071cm" fo:margin-bottom="0.071cm"/>
      <style:text-properties style:font-name="Arial" fo:font-size="10pt" fo:font-weight="bold" style:font-size-asian="10pt" style:font-weight-asian="bold" style:font-name-complex="Arial" style:font-size-complex="10pt"/>
    </style:style>
    <style:style style:name="Estilo2" style:family="paragraph" style:parent-style-name="Standard">
      <style:paragraph-properties fo:margin-top="0.071cm" fo:margin-bottom="0.071cm"/>
      <style:text-properties style:font-name="Arial" fo:font-size="10pt" fo:font-weight="bold" style:font-size-asian="10pt" style:font-weight-asian="bold"/>
    </style:style>
    <style:style style:name="Estilo3" style:family="paragraph" style:parent-style-name="Standard">
      <style:paragraph-properties fo:margin-top="0.071cm" fo:margin-bottom="0.071cm"/>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Estilo4" style:family="paragraph" style:parent-style-name="Standard">
      <style:paragraph-properties fo:margin-top="0.071cm" fo:margin-bottom="0.071cm"/>
      <style:text-properties style:font-name="Arial" fo:font-size="10pt" fo:font-weight="bold" style:font-size-asian="10pt" style:font-weight-asian="bold"/>
    </style:style>
    <style:style style:name="TOC_20_Heading" style:display-name="TOC Heading" style:family="paragraph" style:parent-style-name="Heading_20_1" style:default-outline-level="" style:list-style-name="WW8StyleNum">
      <style:paragraph-properties fo:margin-top="0cm" fo:margin-bottom="0.423cm" fo:text-align="center" style:justify-single-word="false" style:text-autospace="none" style:punctuation-wrap="simple" style:vertical-align="baseline">
        <style:tab-stops>
          <style:tab-stop style:position="1.27cm"/>
        </style:tab-stops>
      </style:paragraph-properties>
      <style:text-properties fo:font-size="18pt" fo:language="en" fo:country="US" style:letter-kerning="true" style:font-size-asian="18pt" style:font-name-complex="Times New Roman" style:font-size-complex="10pt" style:font-weight-complex="normal"/>
    </style:style>
    <style:style style:name="Data" style:family="paragraph" style:parent-style-name="Standard">
      <style:paragraph-properties fo:margin-top="9.525cm" fo:margin-bottom="0cm" fo:text-align="center" style:justify-single-word="false" style:text-autospace="none" style:punctuation-wrap="simple" style:vertical-align="baseline"/>
      <style:text-properties fo:language="en" fo:country="US" fo:font-weight="bold" style:font-weight-asian="bold" style:font-size-complex="10pt"/>
    </style:style>
    <style:style style:name="Version" style:family="paragraph" style:parent-style-name="Standard">
      <style:paragraph-properties fo:margin-top="0cm" fo:margin-bottom="0.423cm" fo:text-align="center" style:justify-single-word="false" style:text-autospace="none" style:punctuation-wrap="simple" style:vertical-align="baseline"/>
      <style:text-properties fo:language="en" fo:country="US" fo:font-weight="bold" style:font-weight-asian="bold" style:font-size-complex="10pt"/>
    </style:style>
    <style:style style:name="Table_20_text" style:display-name="Table text" style:family="paragraph" style:parent-style-name="Standard">
      <style:paragraph-properties fo:margin-top="0.106cm" fo:margin-bottom="0.106cm" style:text-autospace="none" style:punctuation-wrap="simple" style:vertical-align="baseline"/>
      <style:text-properties style:font-name="Arial" fo:font-size="10pt" fo:language="en" fo:country="US" style:font-size-asian="10pt" style:font-size-complex="10pt"/>
    </style:style>
    <style:style style:name="Table_20_colheads" style:display-name="Table colheads" style:family="paragraph" style:parent-style-name="Table_20_text" style:next-style-name="Table_20_text">
      <style:text-properties fo:font-weight="bold" style:font-weight-asian="bold"/>
    </style:style>
    <style:style style:name="Corpo_20_de_20_texto_20_2" style:display-name="Corpo de texto 2" style:family="paragraph" style:parent-style-name="Standard">
      <style:paragraph-properties fo:margin-left="2.54cm" fo:margin-right="0cm" fo:margin-top="0cm" fo:margin-bottom="0.423cm" fo:text-indent="0cm" style:auto-text-indent="false" style:text-autospace="none" style:punctuation-wrap="simple" style:vertical-align="baseline"/>
      <style:text-properties fo:language="en" fo:country="US" fo:font-style="italic" style:font-style-asian="italic" style:font-size-complex="10pt"/>
    </style:style>
    <style:style style:name="Com_20_marcadores" style:display-name="Com marcadores" style:family="paragraph" style:parent-style-name="Standard" style:list-style-name="WW8Num1">
      <style:paragraph-properties fo:margin-top="0cm" fo:margin-bottom="0.423cm" style:text-autospace="none" style:punctuation-wrap="simple" style:vertical-align="baseline"/>
      <style:text-properties fo:language="en" fo:country="US" style:font-size-complex="10pt"/>
    </style:style>
    <style:style style:name="InfoBlue" style:family="paragraph" style:parent-style-name="Standard" style:next-style-name="Text_20_body">
      <style:paragraph-properties fo:margin-left="1.27cm" fo:margin-right="0cm" fo:margin-top="0cm" fo:margin-bottom="0.212cm" style:line-height-at-least="0.423cm" fo:orphans="0" fo:widows="0" fo:text-indent="0cm" style:auto-text-indent="false">
        <style:tab-stops>
          <style:tab-stop style:position="0.953cm"/>
          <style:tab-stop style:position="2.223cm"/>
          <style:tab-stop style:position="4.233cm"/>
        </style:tab-stops>
      </style:paragraph-properties>
      <style:text-properties fo:color="#0000ff" style:font-name="Arial (W1)" fo:font-size="10pt" fo:font-style="italic" style:font-size-asian="10pt" style:font-style-asian="italic"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1" text:start-value="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12"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start-value="9"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3.805cm" fo:text-indent="-0.635cm" fo:margin-left="3.805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615cm" fo:text-indent="-0.635cm" fo:margin-left="7.61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10.155cm" fo:text-indent="-0.635cm" fo:margin-left="10.1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25cm" fo:text-indent="-0.635cm" fo:margin-left="11.425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2.695cm" fo:text-indent="-0.635cm" fo:margin-left="12.6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21cm" fo:text-indent="-1.27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text:start-value="10"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6.81cm" fo:margin-left="-0.191cm" table:align="left" style:writing-mode="lr-tb"/>
    </style:style>
    <style:style style:name="Tabela4.A" style:family="table-column">
      <style:table-column-properties style:column-width="8.405cm"/>
    </style:style>
    <style:style style:name="Tabela4.1" style:family="table-row">
      <style:table-row-properties style:keep-together="true" fo:keep-together="auto"/>
    </style:style>
    <style:style style:name="Tabela4.A1" style:family="table-cell">
      <style:table-cell-properties style:vertical-align="bottom" fo:padding-left="0.191cm" fo:padding-right="0.191cm" fo:padding-top="0cm" fo:padding-bottom="0cm" fo:border="none" style:writing-mode="lr-tb"/>
    </style:style>
    <style:style style:name="Tabela4.B1" style:family="table-cell">
      <style:table-cell-properties style:vertical-align="top" fo:padding-left="0.191cm" fo:padding-right="0.191cm" fo:padding-top="0cm" fo:padding-bottom="0cm" fo:border="none" style:writing-mode="lr-tb"/>
    </style:style>
    <style:style style:name="MP1" style:family="paragraph" style:parent-style-name="Footer">
      <style:paragraph-properties>
        <style:tab-stops/>
      </style:paragraph-properties>
    </style:style>
    <style:style style:name="MP2" style:family="paragraph" style:parent-style-name="Header">
      <style:text-properties fo:font-size="9pt" fo:language="zxx" fo:country="none" style:font-size-asian="9pt" style:language-asian="zxx" style:country-asian="none"/>
    </style:style>
    <style:style style:name="MP3" style:family="paragraph">
      <style:paragraph-properties style:writing-mode="lr-tb"/>
    </style:style>
    <style:style style:name="MP4" style:family="paragraph" style:parent-style-name="Header">
      <style:paragraph-properties>
        <style:tab-stops/>
      </style:paragraph-properties>
      <style:text-properties fo:font-size="10pt" fo:language="zxx" fo:country="none" style:font-size-asian="10pt" style:language-asian="zxx" style:country-asian="none"/>
    </style:style>
    <style:style style:name="MP5" style:family="paragraph" style:parent-style-name="Header">
      <style:paragraph-properties>
        <style:tab-stops/>
      </style:paragraph-properties>
    </style:style>
    <style:style style:name="MP6" style:family="paragraph" style:parent-style-name="Header">
      <style:paragraph-properties style:snap-to-layout-grid="false"/>
    </style:style>
    <style:style style:name="MP7" style:family="paragraph" style:parent-style-name="Header">
      <style:paragraph-properties fo:text-align="end" style:justify-single-word="false" style:snap-to-layout-grid="false">
        <style:tab-stops/>
      </style:paragraph-properties>
    </style:style>
    <style:style style:name="MP8" style:family="paragraph" style:parent-style-name="Footer">
      <style:paragraph-properties>
        <style:tab-stops>
          <style:tab-stop style:position="7.408cm"/>
          <style:tab-stop style:position="13.753cm"/>
        </style:tab-stops>
      </style:paragraph-properties>
    </style:style>
    <style:style style:name="MP9" style:family="paragraph" style:parent-style-name="Footer">
      <style:paragraph-properties>
        <style:tab-stops>
          <style:tab-stop style:position="7.408cm"/>
          <style:tab-stop style:position="13.97cm"/>
        </style:tab-stops>
      </style:paragraph-properties>
    </style:style>
    <style:style style:name="MP10" style:family="paragraph" style:parent-style-name="Footer">
      <style:paragraph-properties>
        <style:tab-stops/>
      </style:paragraph-properties>
      <style:text-properties fo:font-size="8pt" style:font-size-asian="8pt" style:font-size-complex="8pt"/>
    </style:style>
    <style:style style:name="MT1" style:family="text"/>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fo:language="zxx" fo:country="none" style:font-size-asian="8pt" style:language-asian="zxx" style:country-asian="none" style:font-size-complex="8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cm" fo:margin-bottom="1.84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161cm" fo:margin-left="0cm" fo:margin-right="0cm" fo:margin-top="0.06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 text:c="382"/></text:p>
      </style:header>
      <style:footer>
        <text:p text:style-name="MP1"><text:span text:style-name="Page_20_Number"><text:tab/></text:span></text:p>
      </style:footer>
    </style:master-page>
    <style:master-page style:name="Converter_20_1" style:display-name="Converter 1" style:page-layout-name="Mpm1">
      <style:header>
        <text:p text:style-name="MP2"><draw:custom-shape text:anchor-type="char" draw:z-index="1" draw:style-name="Mgr1" draw:text-style-name="MP3" svg:width="21.802cm" svg:height="0.061cm" svg:x="-1.677cm" svg:y="-3.739cm"><text:p/><draw:enhanced-geometry svg:viewBox="0 0 21600 21600" draw:type="rectangle" draw:enhanced-path="M 0 0 L 21600 0 21600 21600 0 21600 0 0 Z N"/></draw:custom-shape></text:p>
        <text:p text:style-name="Header"/>
        <text:p text:style-name="MP4"><draw:custom-shape text:anchor-type="char" draw:z-index="2" draw:style-name="Mgr1" draw:text-style-name="MP3" svg:width="21.802cm" svg:height="0.061cm" svg:x="-2.54cm" svg:y="0.75cm"><text:p/><draw:enhanced-geometry svg:viewBox="0 0 21600 21600" draw:type="rectangle" draw:enhanced-path="M 0 0 L 21600 0 21600 21600 0 21600 0 0 Z N"/></draw:custom-shape></text:p>
        <text:p text:style-name="MP5"/>
        <table:table table:name="Tabela4" table:style-name="Tabela4">
          <table:table-column table:style-name="Tabela4.A" table:number-columns-repeated="2"/>
          <table:table-row table:style-name="Tabela4.1">
            <table:table-cell table:style-name="Tabela4.A1" office:value-type="string">
              <text:p text:style-name="MP6"><text:span text:style-name="MT2"><text:s/></text:span><draw:frame draw:style-name="Mfr1" draw:name="figura2" text:anchor-type="as-char" svg:width="2.265cm" svg:height="1.201cm" draw:z-index="0"><draw:image xlink:href="Pictures/10000000000004B00000027A68085871.jpg" xlink:type="simple" xlink:show="embed" xlink:actuate="onLoad"/></draw:frame></text:p>
            </table:table-cell>
            <table:table-cell table:style-name="Tabela4.B1" office:value-type="string">
              <text:p text:style-name="MP7"><draw:frame draw:style-name="Mfr1" draw:name="figura3" text:anchor-type="as-char" svg:width="2.445cm" svg:height="1.425cm" draw:z-index="0"><draw:image xlink:href="Pictures/10000200000004B0000002BC50828993.png" xlink:type="simple" xlink:show="embed" xlink:actuate="onLoad"/></draw:frame></text:p>
            </table:table-cell>
          </table:table-row>
        </table:table>
        <text:p text:style-name="MP4"><draw:custom-shape text:anchor-type="char" draw:z-index="0" draw:style-name="Mgr1" draw:text-style-name="MP3" svg:width="21.802cm" svg:height="0.061cm" svg:x="-2.54cm" svg:y="0.178cm"><text:p/><draw:enhanced-geometry svg:viewBox="0 0 21600 21600" draw:type="rectangle" draw:enhanced-path="M 0 0 L 21600 0 21600 21600 0 21600 0 0 Z N"/></draw:custom-shape></text:p>
        <text:p text:style-name="MP5"/>
      </style:header>
      <style:footer>
        <text:p text:style-name="MP8"><text:span text:style-name="Page_20_Number"><text:span text:style-name="MT3"/></text:span></text:p>
        <text:p text:style-name="MP9"><draw:custom-shape text:anchor-type="char" draw:z-index="3" draw:style-name="Mgr1" draw:text-style-name="MP3" svg:width="21.802cm" svg:height="0.061cm" svg:x="-2.54cm" svg:y="-0.229cm"><text:p/><draw:enhanced-geometry svg:viewBox="0 0 21600 21600" draw:type="rectangle" draw:enhanced-path="M 0 0 L 21600 0 21600 21600 0 21600 0 0 Z N"/></draw:custom-shape><text:span text:style-name="MT4">Nome ou Sigla do Projeto - Definição de Requisitos</text:span><text:span text:style-name="Page_20_Number"><text:span text:style-name="MT3"><text:tab/></text:span></text:span><text:span text:style-name="Page_20_Number"><text:span text:style-name="MT2">mds - def - abc - a</text:span></text:span><text:span text:style-name="Page_20_Number"><text:span text:style-name="MT3"><text:tab/></text:span></text:span><text:span text:style-name="Page_20_Number"><text:span text:style-name="MT2">Página </text:span></text:span><text:span text:style-name="Page_20_Number"><text:span text:style-name="MT2"><text:page-number text:select-page="current"/></text:span></text:span><text:span text:style-name="Page_20_Number"><text:span text:style-name="MT2"> de </text:span></text:span><text:span text:style-name="Page_20_Number"><text:span text:style-name="MT2"><text:page-count style:num-format="1">16</text:page-count></text:span></text:span></text:p>
        <text:p text:style-name="MP10"/>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t;Nome do Projeto&gt;</dc:title>
    <meta:creation-date>2010-02-26T09:24:26.89</meta:creation-date>
    <meta:editing-cycles>31</meta:editing-cycles>
    <meta:editing-duration>PT06H31M33S</meta:editing-duration>
    <meta:initial-creator>Lena Lúcia de Moraes</meta:initial-creator>
    <dc:date>2010-03-11T20:38:53.71</dc:date>
    <dc:creator>Vinicius Gardenio Guimaraes Rodrigues</dc:creator>
    <meta:generator>BrOffice.org/3.2$Win32 OpenOffice.org_project/320m12$Build-9483</meta:generator>
    <meta:document-statistic meta:table-count="4" meta:image-count="2" meta:object-count="0" meta:page-count="16" meta:paragraph-count="306" meta:word-count="2862" meta:character-count="19672"/>
  </office:meta>
</office:document-meta>
</file>